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14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6347222222222cm"/>
    </style:style>
    <style:style style:name="co3" style:family="table-column">
      <style:table-column-properties fo:break-before="auto" style:column-width="5.27402777777778cm" style:use-optimal-column-width="true"/>
    </style:style>
    <style:style style:name="co4" style:family="table-column">
      <style:table-column-properties fo:break-before="auto" style:column-width="2.55763888888889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16368" table:default-cell-style-name="ce1"/>
        <table:table-row table:style-name="ro1">
          <table:table-cell office:value-type="string" table:number-columns-spanned="5" table:number-rows-spanned="1" table:style-name="ce8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8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8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5">
            <text:p>圓山大飯店</text:p>
          </table:table-cell>
          <table:table-cell office:value-type="string" table:style-name="ce5">
            <text:p>Taipei</text:p>
          </table:table-cell>
          <table:table-cell office:value-type="float" office:value="466" table:style-name="ce3">
            <text:p>466</text:p>
          </table:table-cell>
          <table:table-cell office:value-type="float" office:value="11253" table:number-columns-spanned="2" table:number-rows-spanned="1" table:style-name="ce7">
            <text:p>11,253</text:p>
          </table:table-cell>
          <table:covered-table-cell/>
          <table:table-cell office:value-type="percentage" office:value="0.77896995708154504" table:style-name="ce4">
            <text:p>77.90%</text:p>
          </table:table-cell>
          <table:table-cell office:value-type="float" office:value="2810.331467164312" table:number-columns-spanned="2" table:number-rows-spanned="1" table:style-name="ce7">
            <text:p>2,810</text:p>
          </table:table-cell>
          <table:covered-table-cell/>
          <table:table-cell office:value-type="float" office:value="31624660" table:style-name="ce3">
            <text:p>31,624,660</text:p>
          </table:table-cell>
          <table:table-cell office:value-type="float" office:value="59805506" table:style-name="ce3">
            <text:p>59,805,506</text:p>
          </table:table-cell>
          <table:table-cell office:value-type="float" office:value="106632109" table:style-name="ce3">
            <text:p>106,632,1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5">
            <text:p>國賓大飯店</text:p>
          </table:table-cell>
          <table:table-cell office:value-type="string" table:style-name="ce5">
            <text:p>Taipei</text:p>
          </table:table-cell>
          <table:table-cell office:value-type="float" office:value="422" table:style-name="ce3">
            <text:p>422</text:p>
          </table:table-cell>
          <table:table-cell office:value-type="float" office:value="3209" table:number-columns-spanned="2" table:number-rows-spanned="1" table:style-name="ce7">
            <text:p>3,209</text:p>
          </table:table-cell>
          <table:covered-table-cell/>
          <table:table-cell office:value-type="percentage" office:value="0.24529888396269681" table:style-name="ce4">
            <text:p>24.53%</text:p>
          </table:table-cell>
          <table:table-cell office:value-type="float" office:value="2196.0102835774378" table:number-columns-spanned="2" table:number-rows-spanned="1" table:style-name="ce7">
            <text:p>2,196</text:p>
          </table:table-cell>
          <table:covered-table-cell/>
          <table:table-cell office:value-type="float" office:value="7046997" table:style-name="ce3">
            <text:p>7,046,997</text:p>
          </table:table-cell>
          <table:table-cell office:value-type="float" office:value="78662052" table:style-name="ce3">
            <text:p>78,662,052</text:p>
          </table:table-cell>
          <table:table-cell office:value-type="float" office:value="91929262" table:style-name="ce3">
            <text:p>91,929,2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5">
            <text:p>台北華國大飯店</text:p>
          </table:table-cell>
          <table:table-cell office:value-type="string" table:style-name="ce5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1551" table:number-columns-spanned="2" table:number-rows-spanned="1" table:style-name="ce7">
            <text:p>1,551</text:p>
          </table:table-cell>
          <table:covered-table-cell/>
          <table:table-cell office:value-type="percentage" office:value="0.153473184246982" table:style-name="ce4">
            <text:p>15.35%</text:p>
          </table:table-cell>
          <table:table-cell office:value-type="float" office:value="3732.9651837524179" table:number-columns-spanned="2" table:number-rows-spanned="1" table:style-name="ce7">
            <text:p>3,733</text:p>
          </table:table-cell>
          <table:covered-table-cell/>
          <table:table-cell office:value-type="float" office:value="5789829" table:style-name="ce3">
            <text:p>5,789,829</text:p>
          </table:table-cell>
          <table:table-cell office:value-type="float" office:value="7621243" table:style-name="ce3">
            <text:p>7,621,243</text:p>
          </table:table-cell>
          <table:table-cell office:value-type="float" office:value="14250711" table:style-name="ce3">
            <text:p>14,250,7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5">
            <text:p>華泰王子大飯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1987" table:number-columns-spanned="2" table:number-rows-spanned="1" table:style-name="ce7">
            <text:p>1,987</text:p>
          </table:table-cell>
          <table:covered-table-cell/>
          <table:table-cell office:value-type="percentage" office:value="0.31731076333439789" table:style-name="ce4">
            <text:p>31.73%</text:p>
          </table:table-cell>
          <table:table-cell office:value-type="float" office:value="1757.0840463009561" table:number-columns-spanned="2" table:number-rows-spanned="1" table:style-name="ce7">
            <text:p>1,757</text:p>
          </table:table-cell>
          <table:covered-table-cell/>
          <table:table-cell office:value-type="float" office:value="3491326" table:style-name="ce3">
            <text:p>3,491,326</text:p>
          </table:table-cell>
          <table:table-cell office:value-type="float" office:value="10296737" table:style-name="ce3">
            <text:p>10,296,737</text:p>
          </table:table-cell>
          <table:table-cell office:value-type="float" office:value="16175241" table:style-name="ce3">
            <text:p>16,175,2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5">
            <text:p>豪景大酒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653" table:number-columns-spanned="2" table:number-rows-spanned="1" table:style-name="ce7">
            <text:p>653</text:p>
          </table:table-cell>
          <table:covered-table-cell/>
          <table:table-cell office:value-type="percentage" office:value="0.1007871585121161" table:style-name="ce4">
            <text:p>10.08%</text:p>
          </table:table-cell>
          <table:table-cell office:value-type="float" office:value="1860.4808575803979" table:number-columns-spanned="2" table:number-rows-spanned="1" table:style-name="ce7">
            <text:p>1,860</text:p>
          </table:table-cell>
          <table:covered-table-cell/>
          <table:table-cell office:value-type="float" office:value="1214894" table:style-name="ce3">
            <text:p>1,214,894</text:p>
          </table:table-cell>
          <table:table-cell office:value-type="float" office:value="299012" table:style-name="ce3">
            <text:p>299,012</text:p>
          </table:table-cell>
          <table:table-cell office:value-type="float" office:value="1802900" table:style-name="ce3">
            <text:p>1,802,9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5">
            <text:p>國王大飯店</text:p>
          </table:table-cell>
          <table:table-cell office:value-type="string" table:style-name="ce5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341" table:number-columns-spanned="2" table:number-rows-spanned="1" table:style-name="ce7">
            <text:p>341</text:p>
          </table:table-cell>
          <table:covered-table-cell/>
          <table:table-cell office:value-type="percentage" office:value="0.1134020618556701" table:style-name="ce4">
            <text:p>11.34%</text:p>
          </table:table-cell>
          <table:table-cell office:value-type="float" office:value="1297" table:number-columns-spanned="2" table:number-rows-spanned="1" table:style-name="ce7">
            <text:p>1,297</text:p>
          </table:table-cell>
          <table:covered-table-cell/>
          <table:table-cell office:value-type="float" office:value="442277" table:style-name="ce3">
            <text:p>442,277</text:p>
          </table:table-cell>
          <table:table-cell office:value-type="float" office:value="216438" table:style-name="ce3">
            <text:p>216,438</text:p>
          </table:table-cell>
          <table:table-cell office:value-type="float" office:value="703415" table:style-name="ce3">
            <text:p>703,4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5">
            <text:p>台北凱撒大飯店</text:p>
          </table:table-cell>
          <table:table-cell office:value-type="string" table:style-name="ce5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7753" table:number-columns-spanned="2" table:number-rows-spanned="1" table:style-name="ce7">
            <text:p>7,753</text:p>
          </table:table-cell>
          <table:covered-table-cell/>
          <table:table-cell office:value-type="percentage" office:value="0.52321500877311378" table:style-name="ce4">
            <text:p>52.32%</text:p>
          </table:table-cell>
          <table:table-cell office:value-type="float" office:value="2203.3571520701662" table:number-columns-spanned="2" table:number-rows-spanned="1" table:style-name="ce7">
            <text:p>2,203</text:p>
          </table:table-cell>
          <table:covered-table-cell/>
          <table:table-cell office:value-type="float" office:value="17082628" table:style-name="ce3">
            <text:p>17,082,628</text:p>
          </table:table-cell>
          <table:table-cell office:value-type="float" office:value="24728088" table:style-name="ce3">
            <text:p>24,728,088</text:p>
          </table:table-cell>
          <table:table-cell office:value-type="float" office:value="46499103" table:style-name="ce3">
            <text:p>46,499,1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5">
            <text:p>康華大飯店</text:p>
          </table:table-cell>
          <table:table-cell office:value-type="string" table:style-name="ce5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1349" table:number-columns-spanned="2" table:number-rows-spanned="1" table:style-name="ce7">
            <text:p>1,349</text:p>
          </table:table-cell>
          <table:covered-table-cell/>
          <table:table-cell office:value-type="percentage" office:value="0.2024006001500375" table:style-name="ce4">
            <text:p>20.24%</text:p>
          </table:table-cell>
          <table:table-cell office:value-type="float" office:value="2024.888065233506" table:number-columns-spanned="2" table:number-rows-spanned="1" table:style-name="ce7">
            <text:p>2,025</text:p>
          </table:table-cell>
          <table:covered-table-cell/>
          <table:table-cell office:value-type="float" office:value="2731574" table:style-name="ce3">
            <text:p>2,731,574</text:p>
          </table:table-cell>
          <table:table-cell office:value-type="float" office:value="7840306" table:style-name="ce3">
            <text:p>7,840,306</text:p>
          </table:table-cell>
          <table:table-cell office:value-type="float" office:value="11260359" table:style-name="ce3">
            <text:p>11,260,3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5">
            <text:p>兄弟大飯店</text:p>
          </table:table-cell>
          <table:table-cell office:value-type="string" table:style-name="ce5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4401" table:number-columns-spanned="2" table:number-rows-spanned="1" table:style-name="ce7">
            <text:p>4,401</text:p>
          </table:table-cell>
          <table:covered-table-cell/>
          <table:table-cell office:value-type="percentage" office:value="0.56787096774193546" table:style-name="ce4">
            <text:p>56.79%</text:p>
          </table:table-cell>
          <table:table-cell office:value-type="float" office:value="1921.485344239946" table:number-columns-spanned="2" table:number-rows-spanned="1" table:style-name="ce7">
            <text:p>1,921</text:p>
          </table:table-cell>
          <table:covered-table-cell/>
          <table:table-cell office:value-type="float" office:value="8456457" table:style-name="ce3">
            <text:p>8,456,457</text:p>
          </table:table-cell>
          <table:table-cell office:value-type="float" office:value="39813908" table:style-name="ce3">
            <text:p>39,813,908</text:p>
          </table:table-cell>
          <table:table-cell office:value-type="float" office:value="53105435" table:style-name="ce3">
            <text:p>53,105,4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5">
            <text:p>三德大飯店</text:p>
          </table:table-cell>
          <table:table-cell office:value-type="string" table:style-name="ce5">
            <text:p>Taipei</text:p>
          </table:table-cell>
          <table:table-cell office:value-type="float" office:value="287" table:style-name="ce3">
            <text:p>287</text:p>
          </table:table-cell>
          <table:table-cell office:value-type="float" office:value="1804" table:number-columns-spanned="2" table:number-rows-spanned="1" table:style-name="ce7">
            <text:p>1,804</text:p>
          </table:table-cell>
          <table:covered-table-cell/>
          <table:table-cell office:value-type="percentage" office:value="0.20276497695852541" table:style-name="ce4">
            <text:p>20.28%</text:p>
          </table:table-cell>
          <table:table-cell office:value-type="float" office:value="2873.984478935698" table:number-columns-spanned="2" table:number-rows-spanned="1" table:style-name="ce7">
            <text:p>2,874</text:p>
          </table:table-cell>
          <table:covered-table-cell/>
          <table:table-cell office:value-type="float" office:value="5184668" table:style-name="ce3">
            <text:p>5,184,668</text:p>
          </table:table-cell>
          <table:table-cell office:value-type="float" office:value="974186" table:style-name="ce3">
            <text:p>974,186</text:p>
          </table:table-cell>
          <table:table-cell office:value-type="float" office:value="7288745" table:style-name="ce3">
            <text:p>7,288,7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5">
            <text:p>亞都麗緻大飯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2028" table:number-columns-spanned="2" table:number-rows-spanned="1" table:style-name="ce7">
            <text:p>2,028</text:p>
          </table:table-cell>
          <table:covered-table-cell/>
          <table:table-cell office:value-type="percentage" office:value="0.3130112671708597" table:style-name="ce4">
            <text:p>31.30%</text:p>
          </table:table-cell>
          <table:table-cell office:value-type="float" office:value="2838.0236686390531" table:number-columns-spanned="2" table:number-rows-spanned="1" table:style-name="ce7">
            <text:p>2,838</text:p>
          </table:table-cell>
          <table:covered-table-cell/>
          <table:table-cell office:value-type="float" office:value="5755512" table:style-name="ce3">
            <text:p>5,755,512</text:p>
          </table:table-cell>
          <table:table-cell office:value-type="float" office:value="17191756" table:style-name="ce3">
            <text:p>17,191,756</text:p>
          </table:table-cell>
          <table:table-cell office:value-type="float" office:value="27909037" table:style-name="ce3">
            <text:p>27,909,0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5">
            <text:p>國聯大飯店</text:p>
          </table:table-cell>
          <table:table-cell office:value-type="string" table:style-name="ce5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3101" table:number-columns-spanned="2" table:number-rows-spanned="1" table:style-name="ce7">
            <text:p>3,101</text:p>
          </table:table-cell>
          <table:covered-table-cell/>
          <table:table-cell office:value-type="percentage" office:value="0.41165538298154791" table:style-name="ce4">
            <text:p>41.17%</text:p>
          </table:table-cell>
          <table:table-cell office:value-type="float" office:value="1525.0528861657531" table:number-columns-spanned="2" table:number-rows-spanned="1" table:style-name="ce7">
            <text:p>1,525</text:p>
          </table:table-cell>
          <table:covered-table-cell/>
          <table:table-cell office:value-type="float" office:value="4729189" table:style-name="ce3">
            <text:p>4,729,189</text:p>
          </table:table-cell>
          <table:table-cell office:value-type="float" office:value="598131" table:style-name="ce3">
            <text:p>598,131</text:p>
          </table:table-cell>
          <table:table-cell office:value-type="float" office:value="5875471" table:style-name="ce3">
            <text:p>5,875,4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5">
            <text:p>台北寒舍喜來登大飯店</text:p>
          </table:table-cell>
          <table:table-cell office:value-type="string" table:style-name="ce5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8162" table:number-columns-spanned="2" table:number-rows-spanned="1" table:style-name="ce7">
            <text:p>8,162</text:p>
          </table:table-cell>
          <table:covered-table-cell/>
          <table:table-cell office:value-type="percentage" office:value="0.38268942235558889" table:style-name="ce4">
            <text:p>38.27%</text:p>
          </table:table-cell>
          <table:table-cell office:value-type="float" office:value="3203.0274442538589" table:number-columns-spanned="2" table:number-rows-spanned="1" table:style-name="ce7">
            <text:p>3,203</text:p>
          </table:table-cell>
          <table:covered-table-cell/>
          <table:table-cell office:value-type="float" office:value="26143110" table:style-name="ce3">
            <text:p>26,143,110</text:p>
          </table:table-cell>
          <table:table-cell office:value-type="float" office:value="113942331" table:style-name="ce3">
            <text:p>113,942,331</text:p>
          </table:table-cell>
          <table:table-cell office:value-type="float" office:value="157051512" table:style-name="ce3">
            <text:p>157,051,5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5">
            <text:p>老爺大酒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4124" table:number-columns-spanned="2" table:number-rows-spanned="1" table:style-name="ce7">
            <text:p>4,124</text:p>
          </table:table-cell>
          <table:covered-table-cell/>
          <table:table-cell office:value-type="percentage" office:value="0.65857553497285215" table:style-name="ce4">
            <text:p>65.86%</text:p>
          </table:table-cell>
          <table:table-cell office:value-type="float" office:value="2412.9042192046559" table:number-columns-spanned="2" table:number-rows-spanned="1" table:style-name="ce7">
            <text:p>2,413</text:p>
          </table:table-cell>
          <table:covered-table-cell/>
          <table:table-cell office:value-type="float" office:value="9950817" table:style-name="ce3">
            <text:p>9,950,817</text:p>
          </table:table-cell>
          <table:table-cell office:value-type="float" office:value="25602981" table:style-name="ce3">
            <text:p>25,602,981</text:p>
          </table:table-cell>
          <table:table-cell office:value-type="float" office:value="40531592" table:style-name="ce3">
            <text:p>40,531,5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5">
            <text:p>福華大飯店</text:p>
          </table:table-cell>
          <table:table-cell office:value-type="string" table:style-name="ce5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5116" table:number-columns-spanned="2" table:number-rows-spanned="1" table:style-name="ce7">
            <text:p>5,116</text:p>
          </table:table-cell>
          <table:covered-table-cell/>
          <table:table-cell office:value-type="percentage" office:value="0.27233045885233692" table:style-name="ce4">
            <text:p>27.23%</text:p>
          </table:table-cell>
          <table:table-cell office:value-type="float" office:value="2741.7904612978891" table:number-columns-spanned="2" table:number-rows-spanned="1" table:style-name="ce7">
            <text:p>2,742</text:p>
          </table:table-cell>
          <table:covered-table-cell/>
          <table:table-cell office:value-type="float" office:value="14027000" table:style-name="ce3">
            <text:p>14,027,000</text:p>
          </table:table-cell>
          <table:table-cell office:value-type="float" office:value="36262000" table:style-name="ce3">
            <text:p>36,262,000</text:p>
          </table:table-cell>
          <table:table-cell office:value-type="float" office:value="63652000" table:style-name="ce3">
            <text:p>63,652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5">
            <text:p>台北君悅酒店</text:p>
          </table:table-cell>
          <table:table-cell office:value-type="string" table:style-name="ce5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9257" table:number-columns-spanned="2" table:number-rows-spanned="1" table:style-name="ce7">
            <text:p>9,257</text:p>
          </table:table-cell>
          <table:covered-table-cell/>
          <table:table-cell office:value-type="percentage" office:value="0.35130929791271348" table:style-name="ce4">
            <text:p>35.13%</text:p>
          </table:table-cell>
          <table:table-cell office:value-type="float" office:value="5098.1218537323111" table:number-columns-spanned="2" table:number-rows-spanned="1" table:style-name="ce7">
            <text:p>5,098</text:p>
          </table:table-cell>
          <table:covered-table-cell/>
          <table:table-cell office:value-type="float" office:value="47193314" table:style-name="ce3">
            <text:p>47,193,314</text:p>
          </table:table-cell>
          <table:table-cell office:value-type="float" office:value="106571130" table:style-name="ce3">
            <text:p>106,571,130</text:p>
          </table:table-cell>
          <table:table-cell office:value-type="float" office:value="173492421" table:style-name="ce3">
            <text:p>173,492,4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5">
            <text:p>西華大飯店</text:p>
          </table:table-cell>
          <table:table-cell office:value-type="string" table:style-name="ce5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2771" table:number-columns-spanned="2" table:number-rows-spanned="1" table:style-name="ce7">
            <text:p>2,771</text:p>
          </table:table-cell>
          <table:covered-table-cell/>
          <table:table-cell office:value-type="percentage" office:value="0.26060378068278001" table:style-name="ce4">
            <text:p>26.06%</text:p>
          </table:table-cell>
          <table:table-cell office:value-type="float" office:value="3278.9563334536269" table:number-columns-spanned="2" table:number-rows-spanned="1" table:style-name="ce7">
            <text:p>3,279</text:p>
          </table:table-cell>
          <table:covered-table-cell/>
          <table:table-cell office:value-type="float" office:value="9085988" table:style-name="ce3">
            <text:p>9,085,988</text:p>
          </table:table-cell>
          <table:table-cell office:value-type="float" office:value="19353585" table:style-name="ce3">
            <text:p>19,353,585</text:p>
          </table:table-cell>
          <table:table-cell office:value-type="float" office:value="31404625" table:style-name="ce3">
            <text:p>31,404,6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5">
            <text:p>晶華酒店</text:p>
          </table:table-cell>
          <table:table-cell office:value-type="string" table:style-name="ce5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9728" table:number-columns-spanned="2" table:number-rows-spanned="1" table:style-name="ce7">
            <text:p>9,728</text:p>
          </table:table-cell>
          <table:covered-table-cell/>
          <table:table-cell office:value-type="percentage" office:value="0.58328336731022901" table:style-name="ce4">
            <text:p>58.33%</text:p>
          </table:table-cell>
          <table:table-cell office:value-type="float" office:value="3717.1514185855258" table:number-columns-spanned="2" table:number-rows-spanned="1" table:style-name="ce7">
            <text:p>3,717</text:p>
          </table:table-cell>
          <table:covered-table-cell/>
          <table:table-cell office:value-type="float" office:value="36160449" table:style-name="ce3">
            <text:p>36,160,449</text:p>
          </table:table-cell>
          <table:table-cell office:value-type="float" office:value="147591074" table:style-name="ce3">
            <text:p>147,591,074</text:p>
          </table:table-cell>
          <table:table-cell office:value-type="float" office:value="204925670" table:style-name="ce3">
            <text:p>204,925,6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5">
            <text:p>香格里拉台北遠東國際大飯店</text:p>
          </table:table-cell>
          <table:table-cell office:value-type="string" table:style-name="ce5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4408" table:number-columns-spanned="2" table:number-rows-spanned="1" table:style-name="ce7">
            <text:p>4,408</text:p>
          </table:table-cell>
          <table:covered-table-cell/>
          <table:table-cell office:value-type="percentage" office:value="0.33855606758832563" table:style-name="ce4">
            <text:p>33.86%</text:p>
          </table:table-cell>
          <table:table-cell office:value-type="float" office:value="5340.5857531760439" table:number-columns-spanned="2" table:number-rows-spanned="1" table:style-name="ce7">
            <text:p>5,341</text:p>
          </table:table-cell>
          <table:covered-table-cell/>
          <table:table-cell office:value-type="float" office:value="23541302" table:style-name="ce3">
            <text:p>23,541,302</text:p>
          </table:table-cell>
          <table:table-cell office:value-type="float" office:value="68538248" table:style-name="ce3">
            <text:p>68,538,248</text:p>
          </table:table-cell>
          <table:table-cell office:value-type="float" office:value="109216672" table:style-name="ce3">
            <text:p>109,216,6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5">
            <text:p>神旺大飯店</text:p>
          </table:table-cell>
          <table:table-cell office:value-type="string" table:style-name="ce5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301" table:number-columns-spanned="2" table:number-rows-spanned="1" table:style-name="ce7">
            <text:p>301</text:p>
          </table:table-cell>
          <table:covered-table-cell/>
          <table:table-cell office:value-type="percentage" office:value="3.6230139624458348E-2" table:style-name="ce4">
            <text:p>3.62%</text:p>
          </table:table-cell>
          <table:table-cell office:value-type="float" office:value="3027.5116279069771" table:number-columns-spanned="2" table:number-rows-spanned="1" table:style-name="ce7">
            <text:p>3,028</text:p>
          </table:table-cell>
          <table:covered-table-cell/>
          <table:table-cell office:value-type="float" office:value="911281" table:style-name="ce3">
            <text:p>911,281</text:p>
          </table:table-cell>
          <table:table-cell office:value-type="float" office:value="22586805" table:style-name="ce3">
            <text:p>22,586,805</text:p>
          </table:table-cell>
          <table:table-cell office:value-type="float" office:value="24904021" table:style-name="ce3">
            <text:p>24,904,0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5">
            <text:p>美麗信花園酒店</text:p>
          </table:table-cell>
          <table:table-cell office:value-type="string" table:style-name="ce5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2851" table:number-columns-spanned="2" table:number-rows-spanned="1" table:style-name="ce7">
            <text:p>2,851</text:p>
          </table:table-cell>
          <table:covered-table-cell/>
          <table:table-cell office:value-type="percentage" office:value="0.45304306372159542" table:style-name="ce4">
            <text:p>45.30%</text:p>
          </table:table-cell>
          <table:table-cell office:value-type="float" office:value="1609.2834093300601" table:number-columns-spanned="2" table:number-rows-spanned="1" table:style-name="ce7">
            <text:p>1,609</text:p>
          </table:table-cell>
          <table:covered-table-cell/>
          <table:table-cell office:value-type="float" office:value="4588067" table:style-name="ce3">
            <text:p>4,588,067</text:p>
          </table:table-cell>
          <table:table-cell office:value-type="float" office:value="3762743" table:style-name="ce3">
            <text:p>3,762,743</text:p>
          </table:table-cell>
          <table:table-cell office:value-type="float" office:value="11613251" table:style-name="ce3">
            <text:p>11,613,2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5">
            <text:p>台北寒舍艾美酒店</text:p>
          </table:table-cell>
          <table:table-cell office:value-type="string" table:style-name="ce5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1760" table:number-columns-spanned="2" table:number-rows-spanned="1" table:style-name="ce7">
            <text:p>1,760</text:p>
          </table:table-cell>
          <table:covered-table-cell/>
          <table:table-cell office:value-type="percentage" office:value="0.35483870967741937" table:style-name="ce4">
            <text:p>35.48%</text:p>
          </table:table-cell>
          <table:table-cell office:value-type="float" office:value="7992.7403409090912" table:number-columns-spanned="2" table:number-rows-spanned="1" table:style-name="ce7">
            <text:p>7,993</text:p>
          </table:table-cell>
          <table:covered-table-cell/>
          <table:table-cell office:value-type="float" office:value="14067223" table:style-name="ce3">
            <text:p>14,067,223</text:p>
          </table:table-cell>
          <table:table-cell office:value-type="float" office:value="72487139" table:style-name="ce3">
            <text:p>72,487,139</text:p>
          </table:table-cell>
          <table:table-cell office:value-type="float" office:value="95273565" table:style-name="ce3">
            <text:p>95,273,5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5">
            <text:p>台北W飯店</text:p>
          </table:table-cell>
          <table:table-cell office:value-type="string" table:style-name="ce5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5276" table:number-columns-spanned="2" table:number-rows-spanned="1" table:style-name="ce7">
            <text:p>5,276</text:p>
          </table:table-cell>
          <table:covered-table-cell/>
          <table:table-cell office:value-type="percentage" office:value="0.42023098367184392" table:style-name="ce4">
            <text:p>42.02%</text:p>
          </table:table-cell>
          <table:table-cell office:value-type="float" office:value="6817.3557619408639" table:number-columns-spanned="2" table:number-rows-spanned="1" table:style-name="ce7">
            <text:p>6,817</text:p>
          </table:table-cell>
          <table:covered-table-cell/>
          <table:table-cell office:value-type="float" office:value="35968369" table:style-name="ce3">
            <text:p>35,968,369</text:p>
          </table:table-cell>
          <table:table-cell office:value-type="float" office:value="46898960" table:style-name="ce3">
            <text:p>46,898,960</text:p>
          </table:table-cell>
          <table:table-cell office:value-type="float" office:value="93321276" table:style-name="ce3">
            <text:p>93,321,2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5">
            <text:p>台北萬豪酒店</text:p>
          </table:table-cell>
          <table:table-cell office:value-type="string" table:style-name="ce5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4943" table:number-columns-spanned="2" table:number-rows-spanned="1" table:style-name="ce7">
            <text:p>4,943</text:p>
          </table:table-cell>
          <table:covered-table-cell/>
          <table:table-cell office:value-type="percentage" office:value="0.50142016636234532" table:style-name="ce4">
            <text:p>50.14%</text:p>
          </table:table-cell>
          <table:table-cell office:value-type="float" office:value="4352.2282014970669" table:number-columns-spanned="2" table:number-rows-spanned="1" table:style-name="ce7">
            <text:p>4,352</text:p>
          </table:table-cell>
          <table:covered-table-cell/>
          <table:table-cell office:value-type="float" office:value="21513064" table:style-name="ce3">
            <text:p>21,513,064</text:p>
          </table:table-cell>
          <table:table-cell office:value-type="float" office:value="89150216" table:style-name="ce3">
            <text:p>89,150,216</text:p>
          </table:table-cell>
          <table:table-cell office:value-type="float" office:value="140128120" table:style-name="ce3">
            <text:p>140,128,1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5">
            <text:p>台北美福大飯店</text:p>
          </table:table-cell>
          <table:table-cell office:value-type="string" table:style-name="ce5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1635" table:number-columns-spanned="2" table:number-rows-spanned="1" table:style-name="ce7">
            <text:p>1,635</text:p>
          </table:table-cell>
          <table:covered-table-cell/>
          <table:table-cell office:value-type="percentage" office:value="0.36124613345117101" table:style-name="ce4">
            <text:p>36.12%</text:p>
          </table:table-cell>
          <table:table-cell office:value-type="float" office:value="5432.7706422018346" table:number-columns-spanned="2" table:number-rows-spanned="1" table:style-name="ce7">
            <text:p>5,433</text:p>
          </table:table-cell>
          <table:covered-table-cell/>
          <table:table-cell office:value-type="float" office:value="8882580" table:style-name="ce3">
            <text:p>8,882,580</text:p>
          </table:table-cell>
          <table:table-cell office:value-type="float" office:value="76068705" table:style-name="ce3">
            <text:p>76,068,705</text:p>
          </table:table-cell>
          <table:table-cell office:value-type="float" office:value="91549037" table:style-name="ce3">
            <text:p>91,549,0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7];&quot;*&quot;;&quot;&quot;)" table:style-name="ce5">
            <text:p>天成大飯店</text:p>
          </table:table-cell>
          <table:table-cell office:value-type="string" table:style-name="ce5">
            <text:p>Taipei</text:p>
          </table:table-cell>
          <table:table-cell office:value-type="float" office:value="225" table:style-name="ce3">
            <text:p>225</text:p>
          </table:table-cell>
          <table:table-cell office:value-type="float" office:value="4080" table:number-columns-spanned="2" table:number-rows-spanned="1" table:style-name="ce7">
            <text:p>4,080</text:p>
          </table:table-cell>
          <table:covered-table-cell/>
          <table:table-cell office:value-type="percentage" office:value="0.5849462365591398" table:style-name="ce4">
            <text:p>58.49%</text:p>
          </table:table-cell>
          <table:table-cell office:value-type="float" office:value="1738.5848039215689" table:number-columns-spanned="2" table:number-rows-spanned="1" table:style-name="ce7">
            <text:p>1,739</text:p>
          </table:table-cell>
          <table:covered-table-cell/>
          <table:table-cell office:value-type="float" office:value="7093426" table:style-name="ce3">
            <text:p>7,093,426</text:p>
          </table:table-cell>
          <table:table-cell office:value-type="float" office:value="28078578" table:style-name="ce3">
            <text:p>28,078,578</text:p>
          </table:table-cell>
          <table:table-cell office:value-type="float" office:value="38144306" table:style-name="ce3">
            <text:p>38,144,3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8];&quot;*&quot;;&quot;&quot;)" table:style-name="ce5">
            <text:p>六福客棧</text:p>
          </table:table-cell>
          <table:table-cell office:value-type="string" table:style-name="ce5">
            <text:p>Taipei</text:p>
          </table:table-cell>
          <table:table-cell office:value-type="float" office:value="230" table:style-name="ce3">
            <text:p>230</text:p>
          </table:table-cell>
          <table:table-cell office:value-type="float" office:value="1812" table:number-columns-spanned="2" table:number-rows-spanned="1" table:style-name="ce7">
            <text:p>1,812</text:p>
          </table:table-cell>
          <table:covered-table-cell/>
          <table:table-cell office:value-type="percentage" office:value="0.25413744740532962" table:style-name="ce4">
            <text:p>25.41%</text:p>
          </table:table-cell>
          <table:table-cell office:value-type="float" office:value="990.84988962472403" table:number-columns-spanned="2" table:number-rows-spanned="1" table:style-name="ce7">
            <text:p>991</text:p>
          </table:table-cell>
          <table:covered-table-cell/>
          <table:table-cell office:value-type="float" office:value="1795420" table:style-name="ce3">
            <text:p>1,795,420</text:p>
          </table:table-cell>
          <table:table-cell office:value-type="float" office:value="0" table:style-name="ce3">
            <text:p>0</text:p>
          </table:table-cell>
          <table:table-cell office:value-type="float" office:value="1974706" table:style-name="ce3">
            <text:p>1,974,7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29];&quot;*&quot;;&quot;&quot;)" table:style-name="ce5">
            <text:p>第一大飯店</text:p>
          </table:table-cell>
          <table:table-cell office:value-type="string" table:style-name="ce5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1439" table:number-columns-spanned="2" table:number-rows-spanned="1" table:style-name="ce7">
            <text:p>1,439</text:p>
          </table:table-cell>
          <table:covered-table-cell/>
          <table:table-cell office:value-type="percentage" office:value="0.26374633431085043" table:style-name="ce4">
            <text:p>26.37%</text:p>
          </table:table-cell>
          <table:table-cell office:value-type="float" office:value="1308.970118137596" table:number-columns-spanned="2" table:number-rows-spanned="1" table:style-name="ce7">
            <text:p>1,309</text:p>
          </table:table-cell>
          <table:covered-table-cell/>
          <table:table-cell office:value-type="float" office:value="1883608" table:style-name="ce3">
            <text:p>1,883,608</text:p>
          </table:table-cell>
          <table:table-cell office:value-type="float" office:value="3156349" table:style-name="ce3">
            <text:p>3,156,349</text:p>
          </table:table-cell>
          <table:table-cell office:value-type="float" office:value="24425201" table:style-name="ce3">
            <text:p>24,425,2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0];&quot;*&quot;;&quot;&quot;)" table:style-name="ce5">
            <text:p>慶泰大飯店</text:p>
          </table:table-cell>
          <table:table-cell office:value-type="string" table:style-name="ce5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1246" table:number-columns-spanned="2" table:number-rows-spanned="1" table:style-name="ce7">
            <text:p>1,246</text:p>
          </table:table-cell>
          <table:covered-table-cell/>
          <table:table-cell office:value-type="percentage" office:value="0.26795698924731182" table:style-name="ce4">
            <text:p>26.80%</text:p>
          </table:table-cell>
          <table:table-cell office:value-type="float" office:value="2052.8595505617982" table:number-columns-spanned="2" table:number-rows-spanned="1" table:style-name="ce7">
            <text:p>2,053</text:p>
          </table:table-cell>
          <table:covered-table-cell/>
          <table:table-cell office:value-type="float" office:value="2557863" table:style-name="ce3">
            <text:p>2,557,863</text:p>
          </table:table-cell>
          <table:table-cell office:value-type="float" office:value="2830441" table:style-name="ce3">
            <text:p>2,830,441</text:p>
          </table:table-cell>
          <table:table-cell office:value-type="float" office:value="5840440" table:style-name="ce3">
            <text:p>5,840,4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1];&quot;*&quot;;&quot;&quot;)" table:style-name="ce5">
            <text:p>歐華酒店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564" table:number-columns-spanned="2" table:number-rows-spanned="1" table:style-name="ce7">
            <text:p>564</text:p>
          </table:table-cell>
          <table:covered-table-cell/>
          <table:table-cell office:value-type="percentage" office:value="0.16244239631336399" table:style-name="ce4">
            <text:p>16.24%</text:p>
          </table:table-cell>
          <table:table-cell office:value-type="float" office:value="2648.833333333333" table:number-columns-spanned="2" table:number-rows-spanned="1" table:style-name="ce7">
            <text:p>2,649</text:p>
          </table:table-cell>
          <table:covered-table-cell/>
          <table:table-cell office:value-type="float" office:value="1493942" table:style-name="ce3">
            <text:p>1,493,942</text:p>
          </table:table-cell>
          <table:table-cell office:value-type="float" office:value="7024813" table:style-name="ce3">
            <text:p>7,024,813</text:p>
          </table:table-cell>
          <table:table-cell office:value-type="float" office:value="9371777" table:style-name="ce3">
            <text:p>9,371,7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2];&quot;*&quot;;&quot;&quot;)" table:style-name="ce5">
            <text:p>福容大飯店 <text:s/>台北一館</text:p>
          </table:table-cell>
          <table:table-cell office:value-type="string" table:style-name="ce5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924" table:number-columns-spanned="2" table:number-rows-spanned="1" table:style-name="ce7">
            <text:p>924</text:p>
          </table:table-cell>
          <table:covered-table-cell/>
          <table:table-cell office:value-type="percentage" office:value="0.24838709677419349" table:style-name="ce4">
            <text:p>24.84%</text:p>
          </table:table-cell>
          <table:table-cell office:value-type="float" office:value="2902.507575757576" table:number-columns-spanned="2" table:number-rows-spanned="1" table:style-name="ce7">
            <text:p>2,903</text:p>
          </table:table-cell>
          <table:covered-table-cell/>
          <table:table-cell office:value-type="float" office:value="2681917" table:style-name="ce3">
            <text:p>2,681,917</text:p>
          </table:table-cell>
          <table:table-cell office:value-type="float" office:value="10192088" table:style-name="ce3">
            <text:p>10,192,088</text:p>
          </table:table-cell>
          <table:table-cell office:value-type="float" office:value="13908599" table:style-name="ce3">
            <text:p>13,908,5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3];&quot;*&quot;;&quot;&quot;)" table:style-name="ce5">
            <text:p>首都大飯店</text:p>
          </table:table-cell>
          <table:table-cell office:value-type="string" table:style-name="ce5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percentage" office:value="0" table:style-name="ce4">
            <text:p>0.00%</text:p>
          </table:table-cell>
          <table:table-cell office:value-type="string" table:number-columns-spanned="2" table:number-rows-spanned="1" table:style-name="ce7">
            <text:p><text:s/></text:p>
          </table:table-cell>
          <table:covered-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9189" table:style-name="ce3">
            <text:p>179,1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4];&quot;*&quot;;&quot;&quot;)" table:style-name="ce5">
            <text:p>台北君品大酒店</text:p>
          </table:table-cell>
          <table:table-cell office:value-type="string" table:style-name="ce5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3229" table:number-columns-spanned="2" table:number-rows-spanned="1" table:style-name="ce7">
            <text:p>3,229</text:p>
          </table:table-cell>
          <table:covered-table-cell/>
          <table:table-cell office:value-type="percentage" office:value="0.36420031581321899" table:style-name="ce4">
            <text:p>36.42%</text:p>
          </table:table-cell>
          <table:table-cell office:value-type="float" office:value="3234.5472282440378" table:number-columns-spanned="2" table:number-rows-spanned="1" table:style-name="ce7">
            <text:p>3,235</text:p>
          </table:table-cell>
          <table:covered-table-cell/>
          <table:table-cell office:value-type="float" office:value="10444353" table:style-name="ce3">
            <text:p>10,444,353</text:p>
          </table:table-cell>
          <table:table-cell office:value-type="float" office:value="57044732" table:style-name="ce3">
            <text:p>57,044,732</text:p>
          </table:table-cell>
          <table:table-cell office:value-type="float" office:value="71927304" table:style-name="ce3">
            <text:p>71,927,3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5];&quot;*&quot;;&quot;&quot;)" table:style-name="ce5">
            <text:p>台北花園大酒店</text:p>
          </table:table-cell>
          <table:table-cell office:value-type="string" table:style-name="ce5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3048" table:number-columns-spanned="2" table:number-rows-spanned="1" table:style-name="ce7">
            <text:p>3,048</text:p>
          </table:table-cell>
          <table:covered-table-cell/>
          <table:table-cell office:value-type="percentage" office:value="0.40797751305046182" table:style-name="ce4">
            <text:p>40.80%</text:p>
          </table:table-cell>
          <table:table-cell office:value-type="float" office:value="1491.778215223097" table:number-columns-spanned="2" table:number-rows-spanned="1" table:style-name="ce7">
            <text:p>1,492</text:p>
          </table:table-cell>
          <table:covered-table-cell/>
          <table:table-cell office:value-type="float" office:value="4546940" table:style-name="ce3">
            <text:p>4,546,940</text:p>
          </table:table-cell>
          <table:table-cell office:value-type="float" office:value="24243387" table:style-name="ce3">
            <text:p>24,243,387</text:p>
          </table:table-cell>
          <table:table-cell office:value-type="float" office:value="31521061" table:style-name="ce3">
            <text:p>31,521,0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6];&quot;*&quot;;&quot;&quot;)" table:style-name="ce5">
            <text:p>日勝生加賀屋國際溫泉飯店</text:p>
          </table:table-cell>
          <table:table-cell office:value-type="string" table:style-name="ce5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2055" table:number-columns-spanned="2" table:number-rows-spanned="1" table:style-name="ce7">
            <text:p>2,055</text:p>
          </table:table-cell>
          <table:covered-table-cell/>
          <table:table-cell office:value-type="percentage" office:value="0.73655913978494625" table:style-name="ce4">
            <text:p>73.66%</text:p>
          </table:table-cell>
          <table:table-cell office:value-type="float" office:value="8959.1109489051087" table:number-columns-spanned="2" table:number-rows-spanned="1" table:style-name="ce7">
            <text:p>8,959</text:p>
          </table:table-cell>
          <table:covered-table-cell/>
          <table:table-cell office:value-type="float" office:value="18410973" table:style-name="ce3">
            <text:p>18,410,973</text:p>
          </table:table-cell>
          <table:table-cell office:value-type="float" office:value="15557432" table:style-name="ce3">
            <text:p>15,557,432</text:p>
          </table:table-cell>
          <table:table-cell office:value-type="float" office:value="44615403" table:style-name="ce3">
            <text:p>44,615,4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7];&quot;*&quot;;&quot;&quot;)" table:style-name="ce5">
            <text:p>北投麗禧溫泉酒店</text:p>
          </table:table-cell>
          <table:table-cell office:value-type="string" table:style-name="ce5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1673" table:number-columns-spanned="2" table:number-rows-spanned="1" table:style-name="ce7">
            <text:p>1,673</text:p>
          </table:table-cell>
          <table:covered-table-cell/>
          <table:table-cell office:value-type="percentage" office:value="0.81769305962854355" table:style-name="ce4">
            <text:p>81.77%</text:p>
          </table:table-cell>
          <table:table-cell office:value-type="float" office:value="14085.099820681409" table:number-columns-spanned="2" table:number-rows-spanned="1" table:style-name="ce7">
            <text:p>14,085</text:p>
          </table:table-cell>
          <table:covered-table-cell/>
          <table:table-cell office:value-type="float" office:value="23564372" table:style-name="ce3">
            <text:p>23,564,372</text:p>
          </table:table-cell>
          <table:table-cell office:value-type="float" office:value="10261057" table:style-name="ce3">
            <text:p>10,261,057</text:p>
          </table:table-cell>
          <table:table-cell office:value-type="float" office:value="44406133" table:style-name="ce3">
            <text:p>44,406,1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38];&quot;*&quot;;&quot;&quot;)" table:style-name="ce5">
            <text:p>寒舍艾麗酒店</text:p>
          </table:table-cell>
          <table:table-cell office:value-type="string" table:style-name="ce5">
            <text:p>Taipei</text:p>
          </table:table-cell>
          <table:table-cell office:value-type="float" office:value="235" table:style-name="ce3">
            <text:p>235</text:p>
          </table:table-cell>
          <table:table-cell office:value-type="float" office:value="2479" table:number-columns-spanned="2" table:number-rows-spanned="1" table:style-name="ce7">
            <text:p>2,479</text:p>
          </table:table-cell>
          <table:covered-table-cell/>
          <table:table-cell office:value-type="percentage" office:value="0.34028826355525049" table:style-name="ce4">
            <text:p>34.03%</text:p>
          </table:table-cell>
          <table:table-cell office:value-type="float" office:value="5196.2936668011298" table:number-columns-spanned="2" table:number-rows-spanned="1" table:style-name="ce7">
            <text:p>5,196</text:p>
          </table:table-cell>
          <table:covered-table-cell/>
          <table:table-cell office:value-type="float" office:value="12881612" table:style-name="ce3">
            <text:p>12,881,612</text:p>
          </table:table-cell>
          <table:table-cell office:value-type="float" office:value="16905526" table:style-name="ce3">
            <text:p>16,905,526</text:p>
          </table:table-cell>
          <table:table-cell office:value-type="float" office:value="32642700" table:style-name="ce3">
            <text:p>32,642,7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39];&quot;*&quot;;&quot;&quot;)" table:style-name="ce5">
            <text:p>北投老爺酒店</text:p>
          </table:table-cell>
          <table:table-cell office:value-type="string" table:style-name="ce5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1021" table:number-columns-spanned="2" table:number-rows-spanned="1" table:style-name="ce7">
            <text:p>1,021</text:p>
          </table:table-cell>
          <table:covered-table-cell/>
          <table:table-cell office:value-type="percentage" office:value="0.65870967741935482" table:style-name="ce4">
            <text:p>65.87%</text:p>
          </table:table-cell>
          <table:table-cell office:value-type="float" office:value="6179.3858961802152" table:number-columns-spanned="2" table:number-rows-spanned="1" table:style-name="ce7">
            <text:p>6,179</text:p>
          </table:table-cell>
          <table:covered-table-cell/>
          <table:table-cell office:value-type="float" office:value="6309153" table:style-name="ce3">
            <text:p>6,309,153</text:p>
          </table:table-cell>
          <table:table-cell office:value-type="float" office:value="4328271" table:style-name="ce3">
            <text:p>4,328,271</text:p>
          </table:table-cell>
          <table:table-cell office:value-type="float" office:value="12969745" table:style-name="ce3">
            <text:p>12,969,7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0];&quot;*&quot;;&quot;&quot;)" table:style-name="ce5">
            <text:p>台北有園飯店</text:p>
          </table:table-cell>
          <table:table-cell office:value-type="string" table:style-name="ce5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689" table:number-columns-spanned="2" table:number-rows-spanned="1" table:style-name="ce7">
            <text:p>689</text:p>
          </table:table-cell>
          <table:covered-table-cell/>
          <table:table-cell office:value-type="percentage" office:value="0.39688940092165897" table:style-name="ce4">
            <text:p>39.69%</text:p>
          </table:table-cell>
          <table:table-cell office:value-type="float" office:value="2469.499274310595" table:number-columns-spanned="2" table:number-rows-spanned="1" table:style-name="ce7">
            <text:p>2,469</text:p>
          </table:table-cell>
          <table:covered-table-cell/>
          <table:table-cell office:value-type="float" office:value="1701485" table:style-name="ce3">
            <text:p>1,701,485</text:p>
          </table:table-cell>
          <table:table-cell office:value-type="float" office:value="0" table:style-name="ce3">
            <text:p>0</text:p>
          </table:table-cell>
          <table:table-cell office:value-type="float" office:value="2357377" table:style-name="ce3">
            <text:p>2,357,3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1];&quot;*&quot;;&quot;&quot;)" table:style-name="ce5">
            <text:p>合尊酒店 S Hotel</text:p>
          </table:table-cell>
          <table:table-cell office:value-type="string" table:style-name="ce5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1889" table:number-columns-spanned="2" table:number-rows-spanned="1" table:style-name="ce7">
            <text:p>1,889</text:p>
          </table:table-cell>
          <table:covered-table-cell/>
          <table:table-cell office:value-type="percentage" office:value="0.60332162248482912" table:style-name="ce4">
            <text:p>60.33%</text:p>
          </table:table-cell>
          <table:table-cell office:value-type="float" office:value="3481.1911064055062" table:number-columns-spanned="2" table:number-rows-spanned="1" table:style-name="ce7">
            <text:p>3,481</text:p>
          </table:table-cell>
          <table:covered-table-cell/>
          <table:table-cell office:value-type="float" office:value="6575970" table:style-name="ce3">
            <text:p>6,575,970</text:p>
          </table:table-cell>
          <table:table-cell office:value-type="float" office:value="2024906" table:style-name="ce3">
            <text:p>2,024,906</text:p>
          </table:table-cell>
          <table:table-cell office:value-type="float" office:value="9483087" table:style-name="ce3">
            <text:p>9,483,0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2];&quot;*&quot;;&quot;&quot;)" table:style-name="ce5">
            <text:p>台北中山雅樂軒酒店</text:p>
          </table:table-cell>
          <table:table-cell office:value-type="string" table:style-name="ce5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1822" table:number-columns-spanned="2" table:number-rows-spanned="1" table:style-name="ce7">
            <text:p>1,822</text:p>
          </table:table-cell>
          <table:covered-table-cell/>
          <table:table-cell office:value-type="percentage" office:value="0.66788856304985333" table:style-name="ce4">
            <text:p>66.79%</text:p>
          </table:table-cell>
          <table:table-cell office:value-type="float" office:value="2331.7864983534578" table:number-columns-spanned="2" table:number-rows-spanned="1" table:style-name="ce7">
            <text:p>2,332</text:p>
          </table:table-cell>
          <table:covered-table-cell/>
          <table:table-cell office:value-type="float" office:value="4248515" table:style-name="ce3">
            <text:p>4,248,515</text:p>
          </table:table-cell>
          <table:table-cell office:value-type="float" office:value="1062087" table:style-name="ce3">
            <text:p>1,062,087</text:p>
          </table:table-cell>
          <table:table-cell office:value-type="float" office:value="5897536" table:style-name="ce3">
            <text:p>5,897,5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3];&quot;*&quot;;&quot;&quot;)" table:style-name="ce5">
            <text:p>義華酒店</text:p>
          </table:table-cell>
          <table:table-cell office:value-type="string" table:style-name="ce5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1020" table:number-columns-spanned="2" table:number-rows-spanned="1" table:style-name="ce7">
            <text:p>1,020</text:p>
          </table:table-cell>
          <table:covered-table-cell/>
          <table:table-cell office:value-type="percentage" office:value="0.22082701883524569" table:style-name="ce4">
            <text:p>22.08%</text:p>
          </table:table-cell>
          <table:table-cell office:value-type="float" office:value="3244" table:number-columns-spanned="2" table:number-rows-spanned="1" table:style-name="ce7">
            <text:p>3,244</text:p>
          </table:table-cell>
          <table:covered-table-cell/>
          <table:table-cell office:value-type="float" office:value="3308880" table:style-name="ce3">
            <text:p>3,308,880</text:p>
          </table:table-cell>
          <table:table-cell office:value-type="float" office:value="111363" table:style-name="ce3">
            <text:p>111,363</text:p>
          </table:table-cell>
          <table:table-cell office:value-type="float" office:value="3810482" table:style-name="ce3">
            <text:p>3,810,4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4];&quot;*&quot;;&quot;&quot;)" table:style-name="ce5">
            <text:p>華園大飯店</text:p>
          </table:table-cell>
          <table:table-cell office:value-type="string" table:style-name="ce5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3850" table:number-columns-spanned="2" table:number-rows-spanned="1" table:style-name="ce7">
            <text:p>3,850</text:p>
          </table:table-cell>
          <table:covered-table-cell/>
          <table:table-cell office:value-type="percentage" office:value="0.46168605348363112" table:style-name="ce4">
            <text:p>46.17%</text:p>
          </table:table-cell>
          <table:table-cell office:value-type="float" office:value="1515.710649350649" table:number-columns-spanned="2" table:number-rows-spanned="1" table:style-name="ce7">
            <text:p>1,516</text:p>
          </table:table-cell>
          <table:covered-table-cell/>
          <table:table-cell office:value-type="float" office:value="5835486" table:style-name="ce3">
            <text:p>5,835,486</text:p>
          </table:table-cell>
          <table:table-cell office:value-type="float" office:value="3497762" table:style-name="ce3">
            <text:p>3,497,762</text:p>
          </table:table-cell>
          <table:table-cell office:value-type="float" office:value="9638670" table:style-name="ce3">
            <text:p>9,638,6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5];&quot;*&quot;;&quot;&quot;)" table:style-name="ce5">
            <text:p>高雄國賓大飯店</text:p>
          </table:table-cell>
          <table:table-cell office:value-type="string" table:style-name="ce5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9506" table:number-columns-spanned="2" table:number-rows-spanned="1" table:style-name="ce7">
            <text:p>9,506</text:p>
          </table:table-cell>
          <table:covered-table-cell/>
          <table:table-cell office:value-type="percentage" office:value="0.67692088585060173" table:style-name="ce4">
            <text:p>67.69%</text:p>
          </table:table-cell>
          <table:table-cell office:value-type="float" office:value="2140.789501367557" table:number-columns-spanned="2" table:number-rows-spanned="1" table:style-name="ce7">
            <text:p>2,141</text:p>
          </table:table-cell>
          <table:covered-table-cell/>
          <table:table-cell office:value-type="float" office:value="20350345" table:style-name="ce3">
            <text:p>20,350,345</text:p>
          </table:table-cell>
          <table:table-cell office:value-type="float" office:value="43674854" table:style-name="ce3">
            <text:p>43,674,854</text:p>
          </table:table-cell>
          <table:table-cell office:value-type="float" office:value="65611284" table:style-name="ce3">
            <text:p>65,611,2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6];&quot;*&quot;;&quot;&quot;)" table:style-name="ce5">
            <text:p>漢來大飯店</text:p>
          </table:table-cell>
          <table:table-cell office:value-type="string" table:style-name="ce5">
            <text:p>Kaohsiung</text:p>
          </table:table-cell>
          <table:table-cell office:value-type="float" office:value="535" table:style-name="ce3">
            <text:p>535</text:p>
          </table:table-cell>
          <table:table-cell office:value-type="float" office:value="9978" table:number-columns-spanned="2" table:number-rows-spanned="1" table:style-name="ce7">
            <text:p>9,978</text:p>
          </table:table-cell>
          <table:covered-table-cell/>
          <table:table-cell office:value-type="percentage" office:value="0.60162797708772986" table:style-name="ce4">
            <text:p>60.16%</text:p>
          </table:table-cell>
          <table:table-cell office:value-type="float" office:value="2794.6292844257368" table:number-columns-spanned="2" table:number-rows-spanned="1" table:style-name="ce7">
            <text:p>2,795</text:p>
          </table:table-cell>
          <table:covered-table-cell/>
          <table:table-cell office:value-type="float" office:value="27884811" table:style-name="ce3">
            <text:p>27,884,811</text:p>
          </table:table-cell>
          <table:table-cell office:value-type="float" office:value="83583068" table:style-name="ce3">
            <text:p>83,583,068</text:p>
          </table:table-cell>
          <table:table-cell office:value-type="float" office:value="129667173" table:style-name="ce3">
            <text:p>129,667,1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47];&quot;*&quot;;&quot;&quot;)" table:style-name="ce5">
            <text:p>高雄福華大飯店</text:p>
          </table:table-cell>
          <table:table-cell office:value-type="string" table:style-name="ce5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4884" table:number-columns-spanned="2" table:number-rows-spanned="1" table:style-name="ce7">
            <text:p>4,884</text:p>
          </table:table-cell>
          <table:covered-table-cell/>
          <table:table-cell office:value-type="percentage" office:value="0.58135936198071658" table:style-name="ce4">
            <text:p>58.14%</text:p>
          </table:table-cell>
          <table:table-cell office:value-type="float" office:value="2254.0049140049141" table:number-columns-spanned="2" table:number-rows-spanned="1" table:style-name="ce7">
            <text:p>2,254</text:p>
          </table:table-cell>
          <table:covered-table-cell/>
          <table:table-cell office:value-type="float" office:value="11008560" table:style-name="ce3">
            <text:p>11,008,560</text:p>
          </table:table-cell>
          <table:table-cell office:value-type="float" office:value="27858933" table:style-name="ce3">
            <text:p>27,858,933</text:p>
          </table:table-cell>
          <table:table-cell office:value-type="float" office:value="42681273" table:style-name="ce3">
            <text:p>42,681,2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48];&quot;*&quot;;&quot;&quot;)" table:style-name="ce5">
            <text:p>寒軒國際大飯店</text:p>
          </table:table-cell>
          <table:table-cell office:value-type="string" table:style-name="ce5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5105" table:number-columns-spanned="2" table:number-rows-spanned="1" table:style-name="ce7">
            <text:p>5,105</text:p>
          </table:table-cell>
          <table:covered-table-cell/>
          <table:table-cell office:value-type="percentage" office:value="0.43336162988115451" table:style-name="ce4">
            <text:p>43.34%</text:p>
          </table:table-cell>
          <table:table-cell office:value-type="float" office:value="1994.0681684622921" table:number-columns-spanned="2" table:number-rows-spanned="1" table:style-name="ce7">
            <text:p>1,994</text:p>
          </table:table-cell>
          <table:covered-table-cell/>
          <table:table-cell office:value-type="float" office:value="10179718" table:style-name="ce3">
            <text:p>10,179,718</text:p>
          </table:table-cell>
          <table:table-cell office:value-type="float" office:value="15417114" table:style-name="ce3">
            <text:p>15,417,114</text:p>
          </table:table-cell>
          <table:table-cell office:value-type="float" office:value="26546323" table:style-name="ce3">
            <text:p>26,546,3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49];&quot;*&quot;;&quot;&quot;)" table:style-name="ce5">
            <text:p>麗尊大酒店</text:p>
          </table:table-cell>
          <table:table-cell office:value-type="string" table:style-name="ce5">
            <text:p>Kaohsiung</text:p>
          </table:table-cell>
          <table:table-cell office:value-type="float" office:value="188" table:style-name="ce3">
            <text:p>188</text:p>
          </table:table-cell>
          <table:table-cell office:value-type="float" office:value="2990" table:number-columns-spanned="2" table:number-rows-spanned="1" table:style-name="ce7">
            <text:p>2,990</text:p>
          </table:table-cell>
          <table:covered-table-cell/>
          <table:table-cell office:value-type="percentage" office:value="0.51304049416609476" table:style-name="ce4">
            <text:p>51.30%</text:p>
          </table:table-cell>
          <table:table-cell office:value-type="float" office:value="2063" table:number-columns-spanned="2" table:number-rows-spanned="1" table:style-name="ce7">
            <text:p>2,063</text:p>
          </table:table-cell>
          <table:covered-table-cell/>
          <table:table-cell office:value-type="float" office:value="6168370" table:style-name="ce3">
            <text:p>6,168,370</text:p>
          </table:table-cell>
          <table:table-cell office:value-type="float" office:value="17028568" table:style-name="ce3">
            <text:p>17,028,568</text:p>
          </table:table-cell>
          <table:table-cell office:value-type="float" office:value="23692439" table:style-name="ce3">
            <text:p>23,692,4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0];&quot;*&quot;;&quot;&quot;)" table:style-name="ce5">
            <text:p>義大皇家酒店</text:p>
          </table:table-cell>
          <table:table-cell office:value-type="string" table:style-name="ce5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7944" table:number-columns-spanned="2" table:number-rows-spanned="1" table:style-name="ce7">
            <text:p>7,944</text:p>
          </table:table-cell>
          <table:covered-table-cell/>
          <table:table-cell office:value-type="percentage" office:value="0.39063729346970888" table:style-name="ce4">
            <text:p>39.06%</text:p>
          </table:table-cell>
          <table:table-cell office:value-type="float" office:value="3527.1422457200401" table:number-columns-spanned="2" table:number-rows-spanned="1" table:style-name="ce7">
            <text:p>3,527</text:p>
          </table:table-cell>
          <table:covered-table-cell/>
          <table:table-cell office:value-type="float" office:value="28019618" table:style-name="ce3">
            <text:p>28,019,618</text:p>
          </table:table-cell>
          <table:table-cell office:value-type="float" office:value="24295496" table:style-name="ce3">
            <text:p>24,295,496</text:p>
          </table:table-cell>
          <table:table-cell office:value-type="float" office:value="55792671" table:style-name="ce3">
            <text:p>55,792,6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1];&quot;*&quot;;&quot;&quot;)" table:style-name="ce5">
            <text:p>福容大飯店 高雄</text:p>
          </table:table-cell>
          <table:table-cell office:value-type="string" table:style-name="ce5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3552" table:number-columns-spanned="2" table:number-rows-spanned="1" table:style-name="ce7">
            <text:p>3,552</text:p>
          </table:table-cell>
          <table:covered-table-cell/>
          <table:table-cell office:value-type="percentage" office:value="0.45832258064516129" table:style-name="ce4">
            <text:p>45.83%</text:p>
          </table:table-cell>
          <table:table-cell office:value-type="float" office:value="2023.5844594594589" table:number-columns-spanned="2" table:number-rows-spanned="1" table:style-name="ce7">
            <text:p>2,024</text:p>
          </table:table-cell>
          <table:covered-table-cell/>
          <table:table-cell office:value-type="float" office:value="7187772" table:style-name="ce3">
            <text:p>7,187,772</text:p>
          </table:table-cell>
          <table:table-cell office:value-type="float" office:value="2959156" table:style-name="ce3">
            <text:p>2,959,156</text:p>
          </table:table-cell>
          <table:table-cell office:value-type="float" office:value="10150664" table:style-name="ce3">
            <text:p>10,150,6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2];&quot;*&quot;;&quot;&quot;)" table:style-name="ce5">
            <text:p>晶英國際行館</text:p>
          </table:table-cell>
          <table:table-cell office:value-type="string" table:style-name="ce5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2061" table:number-columns-spanned="2" table:number-rows-spanned="1" table:style-name="ce7">
            <text:p>2,061</text:p>
          </table:table-cell>
          <table:covered-table-cell/>
          <table:table-cell office:value-type="percentage" office:value="0.45227123107307438" table:style-name="ce4">
            <text:p>45.23%</text:p>
          </table:table-cell>
          <table:table-cell office:value-type="float" office:value="7447.0097040271712" table:number-columns-spanned="2" table:number-rows-spanned="1" table:style-name="ce7">
            <text:p>7,447</text:p>
          </table:table-cell>
          <table:covered-table-cell/>
          <table:table-cell office:value-type="float" office:value="15348287" table:style-name="ce3">
            <text:p>15,348,287</text:p>
          </table:table-cell>
          <table:table-cell office:value-type="float" office:value="18853625" table:style-name="ce3">
            <text:p>18,853,625</text:p>
          </table:table-cell>
          <table:table-cell office:value-type="float" office:value="37376043" table:style-name="ce3">
            <text:p>37,376,0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3];&quot;*&quot;;&quot;&quot;)" table:style-name="ce5">
            <text:p>全國大飯店</text:p>
          </table:table-cell>
          <table:table-cell office:value-type="string" table:style-name="ce5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2484" table:number-columns-spanned="2" table:number-rows-spanned="1" table:style-name="ce7">
            <text:p>2,484</text:p>
          </table:table-cell>
          <table:covered-table-cell/>
          <table:table-cell office:value-type="percentage" office:value="0.45016310257339609" table:style-name="ce4">
            <text:p>45.02%</text:p>
          </table:table-cell>
          <table:table-cell office:value-type="float" office:value="2098.725442834138" table:number-columns-spanned="2" table:number-rows-spanned="1" table:style-name="ce7">
            <text:p>2,099</text:p>
          </table:table-cell>
          <table:covered-table-cell/>
          <table:table-cell office:value-type="float" office:value="5213234" table:style-name="ce3">
            <text:p>5,213,234</text:p>
          </table:table-cell>
          <table:table-cell office:value-type="float" office:value="12194016" table:style-name="ce3">
            <text:p>12,194,016</text:p>
          </table:table-cell>
          <table:table-cell office:value-type="float" office:value="19578790" table:style-name="ce3">
            <text:p>19,578,7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4];&quot;*&quot;;&quot;&quot;)" table:style-name="ce5">
            <text:p>長榮桂冠酒店(台中)</text:p>
          </table:table-cell>
          <table:table-cell office:value-type="string" table:style-name="ce5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6212" table:number-columns-spanned="2" table:number-rows-spanned="1" table:style-name="ce7">
            <text:p>6,212</text:p>
          </table:table-cell>
          <table:covered-table-cell/>
          <table:table-cell office:value-type="percentage" office:value="0.56606524512484058" table:style-name="ce4">
            <text:p>56.61%</text:p>
          </table:table-cell>
          <table:table-cell office:value-type="float" office:value="2169.5907920154541" table:number-columns-spanned="2" table:number-rows-spanned="1" table:style-name="ce7">
            <text:p>2,170</text:p>
          </table:table-cell>
          <table:covered-table-cell/>
          <table:table-cell office:value-type="float" office:value="13477498" table:style-name="ce3">
            <text:p>13,477,498</text:p>
          </table:table-cell>
          <table:table-cell office:value-type="float" office:value="23713410" table:style-name="ce3">
            <text:p>23,713,410</text:p>
          </table:table-cell>
          <table:table-cell office:value-type="float" office:value="41725011" table:style-name="ce3">
            <text:p>41,725,0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5];&quot;*&quot;;&quot;&quot;)" table:style-name="ce5">
            <text:p>台中福華大飯店</text:p>
          </table:table-cell>
          <table:table-cell office:value-type="string" table:style-name="ce5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2900" table:number-columns-spanned="2" table:number-rows-spanned="1" table:style-name="ce7">
            <text:p>2,900</text:p>
          </table:table-cell>
          <table:covered-table-cell/>
          <table:table-cell office:value-type="percentage" office:value="0.60353798126951097" table:style-name="ce4">
            <text:p>60.35%</text:p>
          </table:table-cell>
          <table:table-cell office:value-type="float" office:value="2648.2137931034481" table:number-columns-spanned="2" table:number-rows-spanned="1" table:style-name="ce7">
            <text:p>2,648</text:p>
          </table:table-cell>
          <table:covered-table-cell/>
          <table:table-cell office:value-type="float" office:value="7679820" table:style-name="ce3">
            <text:p>7,679,820</text:p>
          </table:table-cell>
          <table:table-cell office:value-type="float" office:value="14473538" table:style-name="ce3">
            <text:p>14,473,538</text:p>
          </table:table-cell>
          <table:table-cell office:value-type="float" office:value="24803987" table:style-name="ce3">
            <text:p>24,803,9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6];&quot;*&quot;;&quot;&quot;)" table:style-name="ce5">
            <text:p>台中金典酒店</text:p>
          </table:table-cell>
          <table:table-cell office:value-type="string" table:style-name="ce5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4006" table:number-columns-spanned="2" table:number-rows-spanned="1" table:style-name="ce7">
            <text:p>4,006</text:p>
          </table:table-cell>
          <table:covered-table-cell/>
          <table:table-cell office:value-type="percentage" office:value="0.58209822725951754" table:style-name="ce4">
            <text:p>58.21%</text:p>
          </table:table-cell>
          <table:table-cell office:value-type="float" office:value="2763.320019970045" table:number-columns-spanned="2" table:number-rows-spanned="1" table:style-name="ce7">
            <text:p>2,763</text:p>
          </table:table-cell>
          <table:covered-table-cell/>
          <table:table-cell office:value-type="float" office:value="11069860" table:style-name="ce3">
            <text:p>11,069,860</text:p>
          </table:table-cell>
          <table:table-cell office:value-type="float" office:value="18892092" table:style-name="ce3">
            <text:p>18,892,092</text:p>
          </table:table-cell>
          <table:table-cell office:value-type="float" office:value="40410379" table:style-name="ce3">
            <text:p>40,410,3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57];&quot;*&quot;;&quot;&quot;)" table:style-name="ce5">
            <text:p>海灣藝術酒店</text:p>
          </table:table-cell>
          <table:table-cell office:value-type="string" table:style-name="ce5">
            <text:p>Taichung</text:p>
          </table:table-cell>
          <table:table-cell office:value-type="float" office:value="226" table:style-name="ce3">
            <text:p>226</text:p>
          </table:table-cell>
          <table:table-cell office:value-type="float" office:value="3379" table:number-columns-spanned="2" table:number-rows-spanned="1" table:style-name="ce7">
            <text:p>3,379</text:p>
          </table:table-cell>
          <table:covered-table-cell/>
          <table:table-cell office:value-type="percentage" office:value="0.48230088495575218" table:style-name="ce4">
            <text:p>48.23%</text:p>
          </table:table-cell>
          <table:table-cell office:value-type="float" office:value="2053.509914175791" table:number-columns-spanned="2" table:number-rows-spanned="1" table:style-name="ce7">
            <text:p>2,054</text:p>
          </table:table-cell>
          <table:covered-table-cell/>
          <table:table-cell office:value-type="float" office:value="6938810" table:style-name="ce3">
            <text:p>6,938,810</text:p>
          </table:table-cell>
          <table:table-cell office:value-type="float" office:value="1435200" table:style-name="ce3">
            <text:p>1,435,200</text:p>
          </table:table-cell>
          <table:table-cell office:value-type="float" office:value="8885735" table:style-name="ce3">
            <text:p>8,885,7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58];&quot;*&quot;;&quot;&quot;)" table:style-name="ce5">
            <text:p>裕元花園酒店</text:p>
          </table:table-cell>
          <table:table-cell office:value-type="string" table:style-name="ce5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2715" table:number-columns-spanned="2" table:number-rows-spanned="1" table:style-name="ce7">
            <text:p>2,715</text:p>
          </table:table-cell>
          <table:covered-table-cell/>
          <table:table-cell office:value-type="percentage" office:value="0.58778956484087463" table:style-name="ce4">
            <text:p>58.78%</text:p>
          </table:table-cell>
          <table:table-cell office:value-type="float" office:value="3058.6648250460412" table:number-columns-spanned="2" table:number-rows-spanned="1" table:style-name="ce7">
            <text:p>3,059</text:p>
          </table:table-cell>
          <table:covered-table-cell/>
          <table:table-cell office:value-type="float" office:value="8304275" table:style-name="ce3">
            <text:p>8,304,275</text:p>
          </table:table-cell>
          <table:table-cell office:value-type="float" office:value="25038404" table:style-name="ce3">
            <text:p>25,038,404</text:p>
          </table:table-cell>
          <table:table-cell office:value-type="float" office:value="37860631" table:style-name="ce3">
            <text:p>37,860,6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59];&quot;*&quot;;&quot;&quot;)" table:style-name="ce5">
            <text:p>台中港酒店</text:p>
          </table:table-cell>
          <table:table-cell office:value-type="string" table:style-name="ce5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3355" table:number-columns-spanned="2" table:number-rows-spanned="1" table:style-name="ce7">
            <text:p>3,355</text:p>
          </table:table-cell>
          <table:covered-table-cell/>
          <table:table-cell office:value-type="percentage" office:value="0.54112903225806452" table:style-name="ce4">
            <text:p>54.11%</text:p>
          </table:table-cell>
          <table:table-cell office:value-type="float" office:value="2749.3809239940392" table:number-columns-spanned="2" table:number-rows-spanned="1" table:style-name="ce7">
            <text:p>2,749</text:p>
          </table:table-cell>
          <table:covered-table-cell/>
          <table:table-cell office:value-type="float" office:value="9224173" table:style-name="ce3">
            <text:p>9,224,173</text:p>
          </table:table-cell>
          <table:table-cell office:value-type="float" office:value="1787023" table:style-name="ce3">
            <text:p>1,787,023</text:p>
          </table:table-cell>
          <table:table-cell office:value-type="float" office:value="13255159" table:style-name="ce3">
            <text:p>13,255,1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0];&quot;*&quot;;&quot;&quot;)" table:style-name="ce5">
            <text:p>花蓮亞士都飯店</text:p>
          </table:table-cell>
          <table:table-cell office:value-type="string" table:style-name="ce5">
            <text:p>Hualien</text:p>
          </table:table-cell>
          <table:table-cell office:value-type="float" office:value="168" table:style-name="ce3">
            <text:p>168</text:p>
          </table:table-cell>
          <table:table-cell office:value-type="float" office:value="1191" table:number-columns-spanned="2" table:number-rows-spanned="1" table:style-name="ce7">
            <text:p>1,191</text:p>
          </table:table-cell>
          <table:covered-table-cell/>
          <table:table-cell office:value-type="percentage" office:value="0.22868663594470051" table:style-name="ce4">
            <text:p>22.87%</text:p>
          </table:table-cell>
          <table:table-cell office:value-type="float" office:value="1325.7766582703609" table:number-columns-spanned="2" table:number-rows-spanned="1" table:style-name="ce7">
            <text:p>1,326</text:p>
          </table:table-cell>
          <table:covered-table-cell/>
          <table:table-cell office:value-type="float" office:value="1579000" table:style-name="ce3">
            <text:p>1,579,000</text:p>
          </table:table-cell>
          <table:table-cell office:value-type="float" office:value="800000" table:style-name="ce3">
            <text:p>800,000</text:p>
          </table:table-cell>
          <table:table-cell office:value-type="float" office:value="2399558" table:style-name="ce3">
            <text:p>2,399,5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1];&quot;*&quot;;&quot;&quot;)" table:style-name="ce5">
            <text:p>花蓮翰品酒店</text:p>
          </table:table-cell>
          <table:table-cell office:value-type="string" table:style-name="ce5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3489" table:number-columns-spanned="2" table:number-rows-spanned="1" table:style-name="ce7">
            <text:p>3,489</text:p>
          </table:table-cell>
          <table:covered-table-cell/>
          <table:table-cell office:value-type="percentage" office:value="0.57131160962829541" table:style-name="ce4">
            <text:p>57.13%</text:p>
          </table:table-cell>
          <table:table-cell office:value-type="float" office:value="2295.1940384064201" table:number-columns-spanned="2" table:number-rows-spanned="1" table:style-name="ce7">
            <text:p>2,295</text:p>
          </table:table-cell>
          <table:covered-table-cell/>
          <table:table-cell office:value-type="float" office:value="8007932" table:style-name="ce3">
            <text:p>8,007,932</text:p>
          </table:table-cell>
          <table:table-cell office:value-type="float" office:value="9832015" table:style-name="ce3">
            <text:p>9,832,015</text:p>
          </table:table-cell>
          <table:table-cell office:value-type="float" office:value="18571521" table:style-name="ce3">
            <text:p>18,571,5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2];&quot;*&quot;;&quot;&quot;)" table:style-name="ce5">
            <text:p>美侖大飯店</text:p>
          </table:table-cell>
          <table:table-cell office:value-type="string" table:style-name="ce5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2136" table:number-columns-spanned="2" table:number-rows-spanned="1" table:style-name="ce7">
            <text:p>2,136</text:p>
          </table:table-cell>
          <table:covered-table-cell/>
          <table:table-cell office:value-type="percentage" office:value="0.20088404025204551" table:style-name="ce4">
            <text:p>20.09%</text:p>
          </table:table-cell>
          <table:table-cell office:value-type="float" office:value="2328.389981273408" table:number-columns-spanned="2" table:number-rows-spanned="1" table:style-name="ce7">
            <text:p>2,328</text:p>
          </table:table-cell>
          <table:covered-table-cell/>
          <table:table-cell office:value-type="float" office:value="4973441" table:style-name="ce3">
            <text:p>4,973,441</text:p>
          </table:table-cell>
          <table:table-cell office:value-type="float" office:value="4261025" table:style-name="ce3">
            <text:p>4,261,025</text:p>
          </table:table-cell>
          <table:table-cell office:value-type="float" office:value="9599334" table:style-name="ce3">
            <text:p>9,599,3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3];&quot;*&quot;;&quot;&quot;)" table:style-name="ce5">
            <text:p>遠雄悅來大飯店</text:p>
          </table:table-cell>
          <table:table-cell office:value-type="string" table:style-name="ce5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6954" table:number-columns-spanned="2" table:number-rows-spanned="1" table:style-name="ce7">
            <text:p>6,954</text:p>
          </table:table-cell>
          <table:covered-table-cell/>
          <table:table-cell office:value-type="percentage" office:value="0.58877317754635505" table:style-name="ce4">
            <text:p>58.88%</text:p>
          </table:table-cell>
          <table:table-cell office:value-type="float" office:value="3078.2285015818229" table:number-columns-spanned="2" table:number-rows-spanned="1" table:style-name="ce7">
            <text:p>3,078</text:p>
          </table:table-cell>
          <table:covered-table-cell/>
          <table:table-cell office:value-type="float" office:value="21406001" table:style-name="ce3">
            <text:p>21,406,001</text:p>
          </table:table-cell>
          <table:table-cell office:value-type="float" office:value="14879425" table:style-name="ce3">
            <text:p>14,879,425</text:p>
          </table:table-cell>
          <table:table-cell office:value-type="float" office:value="42384061" table:style-name="ce3">
            <text:p>42,384,0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4];&quot;*&quot;;&quot;&quot;)" table:style-name="ce5">
            <text:p>瑞穗天合國際觀光酒店</text:p>
          </table:table-cell>
          <table:table-cell office:value-type="string" table:style-name="ce5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5058" table:number-columns-spanned="2" table:number-rows-spanned="1" table:style-name="ce7">
            <text:p>5,058</text:p>
          </table:table-cell>
          <table:covered-table-cell/>
          <table:table-cell office:value-type="percentage" office:value="0.82404692082111441" table:style-name="ce4">
            <text:p>82.40%</text:p>
          </table:table-cell>
          <table:table-cell office:value-type="float" office:value="7618.0466587584024" table:number-columns-spanned="2" table:number-rows-spanned="1" table:style-name="ce7">
            <text:p>7,618</text:p>
          </table:table-cell>
          <table:covered-table-cell/>
          <table:table-cell office:value-type="float" office:value="38532080" table:style-name="ce3">
            <text:p>38,532,080</text:p>
          </table:table-cell>
          <table:table-cell office:value-type="float" office:value="18765625" table:style-name="ce3">
            <text:p>18,765,625</text:p>
          </table:table-cell>
          <table:table-cell office:value-type="float" office:value="66516844" table:style-name="ce3">
            <text:p>66,516,8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5];&quot;*&quot;;&quot;&quot;)" table:style-name="ce5">
            <text:p>尊爵天際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2221" table:number-columns-spanned="2" table:number-rows-spanned="1" table:style-name="ce7">
            <text:p>2,221</text:p>
          </table:table-cell>
          <table:covered-table-cell/>
          <table:table-cell office:value-type="percentage" office:value="0.28658064516129028" table:style-name="ce4">
            <text:p>28.66%</text:p>
          </table:table-cell>
          <table:table-cell office:value-type="float" office:value="2242.3683025664109" table:number-columns-spanned="2" table:number-rows-spanned="1" table:style-name="ce7">
            <text:p>2,242</text:p>
          </table:table-cell>
          <table:covered-table-cell/>
          <table:table-cell office:value-type="float" office:value="4980300" table:style-name="ce3">
            <text:p>4,980,300</text:p>
          </table:table-cell>
          <table:table-cell office:value-type="float" office:value="25742317" table:style-name="ce3">
            <text:p>25,742,317</text:p>
          </table:table-cell>
          <table:table-cell office:value-type="float" office:value="31045939" table:style-name="ce3">
            <text:p>31,045,9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66];&quot;*&quot;;&quot;&quot;)" table:style-name="ce5">
            <text:p>南方莊園渡假飯店</text:p>
          </table:table-cell>
          <table:table-cell office:value-type="string" table:style-name="ce5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1889" table:number-columns-spanned="2" table:number-rows-spanned="1" table:style-name="ce7">
            <text:p>1,889</text:p>
          </table:table-cell>
          <table:covered-table-cell/>
          <table:table-cell office:value-type="percentage" office:value="0.5489683231618715" table:style-name="ce4">
            <text:p>54.90%</text:p>
          </table:table-cell>
          <table:table-cell office:value-type="float" office:value="3025.7136050820541" table:number-columns-spanned="2" table:number-rows-spanned="1" table:style-name="ce7">
            <text:p>3,026</text:p>
          </table:table-cell>
          <table:covered-table-cell/>
          <table:table-cell office:value-type="float" office:value="5715573" table:style-name="ce3">
            <text:p>5,715,573</text:p>
          </table:table-cell>
          <table:table-cell office:value-type="float" office:value="17188357" table:style-name="ce3">
            <text:p>17,188,357</text:p>
          </table:table-cell>
          <table:table-cell office:value-type="float" office:value="27289300" table:style-name="ce3">
            <text:p>27,289,3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67];&quot;*&quot;;&quot;&quot;)" table:style-name="ce5">
            <text:p>台北諾富特華航桃園機場飯店</text:p>
          </table:table-cell>
          <table:table-cell office:value-type="string" table:style-name="ce5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31" table:number-columns-spanned="2" table:number-rows-spanned="1" table:style-name="ce7">
            <text:p>31</text:p>
          </table:table-cell>
          <table:covered-table-cell/>
          <table:table-cell office:value-type="percentage" office:value="1.937984496124031E-3" table:style-name="ce4">
            <text:p>0.19%</text:p>
          </table:table-cell>
          <table:table-cell office:value-type="float" office:value="563387.32258064521" table:number-columns-spanned="2" table:number-rows-spanned="1" table:style-name="ce7">
            <text:p>563,387</text:p>
          </table:table-cell>
          <table:covered-table-cell/>
          <table:table-cell office:value-type="float" office:value="17465007" table:style-name="ce3">
            <text:p>17,465,007</text:p>
          </table:table-cell>
          <table:table-cell office:value-type="float" office:value="14426611" table:style-name="ce3">
            <text:p>14,426,611</text:p>
          </table:table-cell>
          <table:table-cell office:value-type="float" office:value="35297821" table:style-name="ce3">
            <text:p>35,297,8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68];&quot;*&quot;;&quot;&quot;)" table:style-name="ce5">
            <text:p>桃園喜來登酒店</text:p>
          </table:table-cell>
          <table:table-cell office:value-type="string" table:style-name="ce5">
            <text:p>Taoyuan-Hsinchu-Miaoli</text:p>
          </table:table-cell>
          <table:table-cell office:value-type="float" office:value="190" table:style-name="ce3">
            <text:p>190</text:p>
          </table:table-cell>
          <table:table-cell office:value-type="float" office:value="3097" table:number-columns-spanned="2" table:number-rows-spanned="1" table:style-name="ce7">
            <text:p>3,097</text:p>
          </table:table-cell>
          <table:covered-table-cell/>
          <table:table-cell office:value-type="percentage" office:value="0.52580645161290318" table:style-name="ce4">
            <text:p>52.58%</text:p>
          </table:table-cell>
          <table:table-cell office:value-type="float" office:value="1689.435582822086" table:number-columns-spanned="2" table:number-rows-spanned="1" table:style-name="ce7">
            <text:p>1,689</text:p>
          </table:table-cell>
          <table:covered-table-cell/>
          <table:table-cell office:value-type="float" office:value="5232182" table:style-name="ce3">
            <text:p>5,232,182</text:p>
          </table:table-cell>
          <table:table-cell office:value-type="float" office:value="10644487" table:style-name="ce3">
            <text:p>10,644,487</text:p>
          </table:table-cell>
          <table:table-cell office:value-type="float" office:value="17392722" table:style-name="ce3">
            <text:p>17,392,7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名人堂花園大飯店</text:p>
          </table:table-cell>
          <table:covered-table-cell table:number-columns-repeated="4"/>
          <table:table-cell office:value-type="string" office:string-value="名人堂花園大飯店" table:formula="of:=SUBSTITUTE([.A69];&quot;*&quot;;&quot;&quot;)" table:style-name="ce5">
            <text:p>名人堂花園大飯店</text:p>
          </table:table-cell>
          <table:table-cell office:value-type="string" table:style-name="ce5">
            <text:p>Taoyuan-Hsinchu-Miaoli</text:p>
          </table:table-cell>
          <table:table-cell office:value-type="float" office:value="128" table:style-name="ce3">
            <text:p>128</text:p>
          </table:table-cell>
          <table:table-cell office:value-type="float" office:value="1806" table:number-columns-spanned="2" table:number-rows-spanned="1" table:style-name="ce7">
            <text:p>1,806</text:p>
          </table:table-cell>
          <table:covered-table-cell/>
          <table:table-cell office:value-type="percentage" office:value="0.45514112903225812" table:style-name="ce4">
            <text:p>45.51%</text:p>
          </table:table-cell>
          <table:table-cell office:value-type="float" office:value="5120.7497231450716" table:number-columns-spanned="2" table:number-rows-spanned="1" table:style-name="ce7">
            <text:p>5,121</text:p>
          </table:table-cell>
          <table:covered-table-cell/>
          <table:table-cell office:value-type="float" office:value="9248074" table:style-name="ce3">
            <text:p>9,248,074</text:p>
          </table:table-cell>
          <table:table-cell office:value-type="float" office:value="17475585" table:style-name="ce3">
            <text:p>17,475,585</text:p>
          </table:table-cell>
          <table:table-cell office:value-type="float" office:value="34527926" table:style-name="ce3">
            <text:p>34,527,9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和逸飯店桃園青埔館</text:p>
          </table:table-cell>
          <table:covered-table-cell table:number-columns-repeated="4"/>
          <table:table-cell office:value-type="string" office:string-value="和逸飯店桃園青埔館" table:formula="of:=SUBSTITUTE([.A70];&quot;*&quot;;&quot;&quot;)" table:style-name="ce5">
            <text:p>和逸飯店桃園青埔館</text:p>
          </table:table-cell>
          <table:table-cell office:value-type="string" table:style-name="ce5">
            <text:p>Taoyuan-Hsinchu-Miaoli</text:p>
          </table:table-cell>
          <table:table-cell office:value-type="float" office:value="218" table:style-name="ce3">
            <text:p>218</text:p>
          </table:table-cell>
          <table:table-cell office:value-type="float" office:value="4187" table:number-columns-spanned="2" table:number-rows-spanned="1" table:style-name="ce7">
            <text:p>4,187</text:p>
          </table:table-cell>
          <table:covered-table-cell/>
          <table:table-cell office:value-type="percentage" office:value="0.61956200059189104" table:style-name="ce4">
            <text:p>61.96%</text:p>
          </table:table-cell>
          <table:table-cell office:value-type="float" office:value="5298.0742775256749" table:number-columns-spanned="2" table:number-rows-spanned="1" table:style-name="ce7">
            <text:p>5,298</text:p>
          </table:table-cell>
          <table:covered-table-cell/>
          <table:table-cell office:value-type="float" office:value="22183037" table:style-name="ce3">
            <text:p>22,183,037</text:p>
          </table:table-cell>
          <table:table-cell office:value-type="float" office:value="23080545" table:style-name="ce3">
            <text:p>23,080,545</text:p>
          </table:table-cell>
          <table:table-cell office:value-type="float" office:value="45464293" table:style-name="ce3">
            <text:p>45,464,2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1];&quot;*&quot;;&quot;&quot;)" table:style-name="ce5">
            <text:p>新竹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5558" table:number-columns-spanned="2" table:number-rows-spanned="1" table:style-name="ce7">
            <text:p>5,558</text:p>
          </table:table-cell>
          <table:covered-table-cell/>
          <table:table-cell office:value-type="percentage" office:value="0.46448270098612737" table:style-name="ce4">
            <text:p>46.45%</text:p>
          </table:table-cell>
          <table:table-cell office:value-type="float" office:value="2852.626484346888" table:number-columns-spanned="2" table:number-rows-spanned="1" table:style-name="ce7">
            <text:p>2,853</text:p>
          </table:table-cell>
          <table:covered-table-cell/>
          <table:table-cell office:value-type="float" office:value="15854898" table:style-name="ce3">
            <text:p>15,854,898</text:p>
          </table:table-cell>
          <table:table-cell office:value-type="float" office:value="37716337" table:style-name="ce3">
            <text:p>37,716,337</text:p>
          </table:table-cell>
          <table:table-cell office:value-type="float" office:value="60856545" table:style-name="ce3">
            <text:p>60,856,5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2];&quot;*&quot;;&quot;&quot;)" table:style-name="ce5">
            <text:p>新竹老爺大酒店</text:p>
          </table:table-cell>
          <table:table-cell office:value-type="string" table:style-name="ce5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3113" table:number-columns-spanned="2" table:number-rows-spanned="1" table:style-name="ce7">
            <text:p>3,113</text:p>
          </table:table-cell>
          <table:covered-table-cell/>
          <table:table-cell office:value-type="percentage" office:value="0.48278535980148879" table:style-name="ce4">
            <text:p>48.28%</text:p>
          </table:table-cell>
          <table:table-cell office:value-type="float" office:value="2519.8133633151301" table:number-columns-spanned="2" table:number-rows-spanned="1" table:style-name="ce7">
            <text:p>2,520</text:p>
          </table:table-cell>
          <table:covered-table-cell/>
          <table:table-cell office:value-type="float" office:value="7844179" table:style-name="ce3">
            <text:p>7,844,179</text:p>
          </table:table-cell>
          <table:table-cell office:value-type="float" office:value="14053156" table:style-name="ce3">
            <text:p>14,053,156</text:p>
          </table:table-cell>
          <table:table-cell office:value-type="float" office:value="22900097" table:style-name="ce3">
            <text:p>22,900,0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3];&quot;*&quot;;&quot;&quot;)" table:style-name="ce5">
            <text:p>新竹國賓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3471" table:number-columns-spanned="2" table:number-rows-spanned="1" table:style-name="ce7">
            <text:p>3,471</text:p>
          </table:table-cell>
          <table:covered-table-cell/>
          <table:table-cell office:value-type="percentage" office:value="0.43567214760888667" table:style-name="ce4">
            <text:p>43.57%</text:p>
          </table:table-cell>
          <table:table-cell office:value-type="float" office:value="2699.524344569289" table:number-columns-spanned="2" table:number-rows-spanned="1" table:style-name="ce7">
            <text:p>2,700</text:p>
          </table:table-cell>
          <table:covered-table-cell/>
          <table:table-cell office:value-type="float" office:value="9370049" table:style-name="ce3">
            <text:p>9,370,049</text:p>
          </table:table-cell>
          <table:table-cell office:value-type="float" office:value="39059909" table:style-name="ce3">
            <text:p>39,059,909</text:p>
          </table:table-cell>
          <table:table-cell office:value-type="float" office:value="52235858" table:style-name="ce3">
            <text:p>52,235,8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4];&quot;*&quot;;&quot;&quot;)" table:style-name="ce5">
            <text:p>尊爵大飯店</text:p>
          </table:table-cell>
          <table:table-cell office:value-type="string" table:style-name="ce5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1655" table:number-columns-spanned="2" table:number-rows-spanned="1" table:style-name="ce7">
            <text:p>1,655</text:p>
          </table:table-cell>
          <table:covered-table-cell/>
          <table:table-cell office:value-type="percentage" office:value="0.2311129730484569" table:style-name="ce4">
            <text:p>23.11%</text:p>
          </table:table-cell>
          <table:table-cell office:value-type="float" office:value="3588.024773413897" table:number-columns-spanned="2" table:number-rows-spanned="1" table:style-name="ce7">
            <text:p>3,588</text:p>
          </table:table-cell>
          <table:covered-table-cell/>
          <table:table-cell office:value-type="float" office:value="5938181" table:style-name="ce3">
            <text:p>5,938,181</text:p>
          </table:table-cell>
          <table:table-cell office:value-type="float" office:value="11460758" table:style-name="ce3">
            <text:p>11,460,758</text:p>
          </table:table-cell>
          <table:table-cell office:value-type="float" office:value="18441942" table:style-name="ce3">
            <text:p>18,441,9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5];&quot;*&quot;;&quot;&quot;)" table:style-name="ce5">
            <text:p>古華花園飯店</text:p>
          </table:table-cell>
          <table:table-cell office:value-type="string" table:style-name="ce5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5130" table:number-columns-spanned="2" table:number-rows-spanned="1" table:style-name="ce7">
            <text:p>5,130</text:p>
          </table:table-cell>
          <table:covered-table-cell/>
          <table:table-cell office:value-type="percentage" office:value="0.64895635673624286" table:style-name="ce4">
            <text:p>64.90%</text:p>
          </table:table-cell>
          <table:table-cell office:value-type="float" office:value="2604.1653021442489" table:number-columns-spanned="2" table:number-rows-spanned="1" table:style-name="ce7">
            <text:p>2,604</text:p>
          </table:table-cell>
          <table:covered-table-cell/>
          <table:table-cell office:value-type="float" office:value="13359368" table:style-name="ce3">
            <text:p>13,359,368</text:p>
          </table:table-cell>
          <table:table-cell office:value-type="float" office:value="18483053" table:style-name="ce3">
            <text:p>18,483,053</text:p>
          </table:table-cell>
          <table:table-cell office:value-type="float" office:value="32848743" table:style-name="ce3">
            <text:p>32,848,7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6];&quot;*&quot;;&quot;&quot;)" table:style-name="ce5">
            <text:p>福容大飯店 <text:s text:c="2"/>桃園</text:p>
          </table:table-cell>
          <table:table-cell office:value-type="string" table:style-name="ce5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2143" table:number-columns-spanned="2" table:number-rows-spanned="1" table:style-name="ce7">
            <text:p>2,143</text:p>
          </table:table-cell>
          <table:covered-table-cell/>
          <table:table-cell office:value-type="percentage" office:value="0.37982984757178312" table:style-name="ce4">
            <text:p>37.98%</text:p>
          </table:table-cell>
          <table:table-cell office:value-type="float" office:value="2172.8730751283251" table:number-columns-spanned="2" table:number-rows-spanned="1" table:style-name="ce7">
            <text:p>2,173</text:p>
          </table:table-cell>
          <table:covered-table-cell/>
          <table:table-cell office:value-type="float" office:value="4656467" table:style-name="ce3">
            <text:p>4,656,467</text:p>
          </table:table-cell>
          <table:table-cell office:value-type="float" office:value="5303647" table:style-name="ce3">
            <text:p>5,303,647</text:p>
          </table:table-cell>
          <table:table-cell office:value-type="float" office:value="10747571" table:style-name="ce3">
            <text:p>10,747,5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7];&quot;*&quot;;&quot;&quot;)" table:style-name="ce5">
            <text:p>福容大飯店 林口</text:p>
          </table:table-cell>
          <table:table-cell office:value-type="string" table:style-name="ce5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1778" table:number-columns-spanned="2" table:number-rows-spanned="1" table:style-name="ce7">
            <text:p>1,778</text:p>
          </table:table-cell>
          <table:covered-table-cell/>
          <table:table-cell office:value-type="percentage" office:value="0.38493180342065381" table:style-name="ce4">
            <text:p>38.49%</text:p>
          </table:table-cell>
          <table:table-cell office:value-type="float" office:value="2673.6563554555678" table:number-columns-spanned="2" table:number-rows-spanned="1" table:style-name="ce7">
            <text:p>2,674</text:p>
          </table:table-cell>
          <table:covered-table-cell/>
          <table:table-cell office:value-type="float" office:value="4753761" table:style-name="ce3">
            <text:p>4,753,761</text:p>
          </table:table-cell>
          <table:table-cell office:value-type="float" office:value="2299897" table:style-name="ce3">
            <text:p>2,299,897</text:p>
          </table:table-cell>
          <table:table-cell office:value-type="float" office:value="7073758" table:style-name="ce3">
            <text:p>7,073,7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78];&quot;*&quot;;&quot;&quot;)" table:style-name="ce5">
            <text:p>豐邑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1390" table:number-columns-spanned="2" table:number-rows-spanned="1" table:style-name="ce7">
            <text:p>1,390</text:p>
          </table:table-cell>
          <table:covered-table-cell/>
          <table:table-cell office:value-type="percentage" office:value="0.1167674731182796" table:style-name="ce4">
            <text:p>11.68%</text:p>
          </table:table-cell>
          <table:table-cell office:value-type="float" office:value="2851.6007194244598" table:number-columns-spanned="2" table:number-rows-spanned="1" table:style-name="ce7">
            <text:p>2,852</text:p>
          </table:table-cell>
          <table:covered-table-cell/>
          <table:table-cell office:value-type="float" office:value="3963725" table:style-name="ce3">
            <text:p>3,963,725</text:p>
          </table:table-cell>
          <table:table-cell office:value-type="float" office:value="4270207" table:style-name="ce3">
            <text:p>4,270,207</text:p>
          </table:table-cell>
          <table:table-cell office:value-type="float" office:value="8901177" table:style-name="ce3">
            <text:p>8,901,1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79];&quot;*&quot;;&quot;&quot;)" table:style-name="ce5">
            <text:p>馥藝金鬱金香酒店</text:p>
          </table:table-cell>
          <table:table-cell office:value-type="string" table:style-name="ce5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2923" table:number-columns-spanned="2" table:number-rows-spanned="1" table:style-name="ce7">
            <text:p>2,923</text:p>
          </table:table-cell>
          <table:covered-table-cell/>
          <table:table-cell office:value-type="percentage" office:value="0.49366661036986997" table:style-name="ce4">
            <text:p>49.37%</text:p>
          </table:table-cell>
          <table:table-cell office:value-type="float" office:value="2210.370167635991" table:number-columns-spanned="2" table:number-rows-spanned="1" table:style-name="ce7">
            <text:p>2,210</text:p>
          </table:table-cell>
          <table:covered-table-cell/>
          <table:table-cell office:value-type="float" office:value="6460912" table:style-name="ce3">
            <text:p>6,460,912</text:p>
          </table:table-cell>
          <table:table-cell office:value-type="float" office:value="5067830" table:style-name="ce3">
            <text:p>5,067,830</text:p>
          </table:table-cell>
          <table:table-cell office:value-type="float" office:value="11801396" table:style-name="ce3">
            <text:p>11,801,3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0];&quot;*&quot;;&quot;&quot;)" table:style-name="ce5">
            <text:p>陽明山中國麗緻大飯店</text:p>
          </table:table-cell>
          <table:table-cell office:value-type="string" table:style-name="ce5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667" table:number-columns-spanned="2" table:number-rows-spanned="1" table:style-name="ce7">
            <text:p>667</text:p>
          </table:table-cell>
          <table:covered-table-cell/>
          <table:table-cell office:value-type="percentage" office:value="0.45778997940974597" table:style-name="ce4">
            <text:p>45.78%</text:p>
          </table:table-cell>
          <table:table-cell office:value-type="float" office:value="4103.5907046476759" table:number-columns-spanned="2" table:number-rows-spanned="1" table:style-name="ce7">
            <text:p>4,104</text:p>
          </table:table-cell>
          <table:covered-table-cell/>
          <table:table-cell office:value-type="float" office:value="2737095" table:style-name="ce3">
            <text:p>2,737,095</text:p>
          </table:table-cell>
          <table:table-cell office:value-type="float" office:value="2362194" table:style-name="ce3">
            <text:p>2,362,194</text:p>
          </table:table-cell>
          <table:table-cell office:value-type="float" office:value="7328791" table:style-name="ce3">
            <text:p>7,328,7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1];&quot;*&quot;;&quot;&quot;)" table:style-name="ce5">
            <text:p>趣淘漫旅</text:p>
          </table:table-cell>
          <table:table-cell office:value-type="string" table:style-name="ce5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4738" table:number-columns-spanned="2" table:number-rows-spanned="1" table:style-name="ce7">
            <text:p>4,738</text:p>
          </table:table-cell>
          <table:covered-table-cell/>
          <table:table-cell office:value-type="percentage" office:value="0.77191267513848161" table:style-name="ce4">
            <text:p>77.19%</text:p>
          </table:table-cell>
          <table:table-cell office:value-type="float" office:value="2618.5113972140139" table:number-columns-spanned="2" table:number-rows-spanned="1" table:style-name="ce7">
            <text:p>2,619</text:p>
          </table:table-cell>
          <table:covered-table-cell/>
          <table:table-cell office:value-type="float" office:value="12406507" table:style-name="ce3">
            <text:p>12,406,507</text:p>
          </table:table-cell>
          <table:table-cell office:value-type="float" office:value="2778757" table:style-name="ce3">
            <text:p>2,778,757</text:p>
          </table:table-cell>
          <table:table-cell office:value-type="float" office:value="16972908" table:style-name="ce3">
            <text:p>16,972,9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2];&quot;*&quot;;&quot;&quot;)" table:style-name="ce5">
            <text:p>高雄圓山大飯店</text:p>
          </table:table-cell>
          <table:table-cell office:value-type="string" table:style-name="ce5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1700" table:number-columns-spanned="2" table:number-rows-spanned="1" table:style-name="ce7">
            <text:p>1,700</text:p>
          </table:table-cell>
          <table:covered-table-cell/>
          <table:table-cell office:value-type="percentage" office:value="0.51251130539644252" table:style-name="ce4">
            <text:p>51.25%</text:p>
          </table:table-cell>
          <table:table-cell office:value-type="float" office:value="2319.2970588235289" table:number-columns-spanned="2" table:number-rows-spanned="1" table:style-name="ce7">
            <text:p>2,319</text:p>
          </table:table-cell>
          <table:covered-table-cell/>
          <table:table-cell office:value-type="float" office:value="3942805" table:style-name="ce3">
            <text:p>3,942,805</text:p>
          </table:table-cell>
          <table:table-cell office:value-type="float" office:value="18231661" table:style-name="ce3">
            <text:p>18,231,661</text:p>
          </table:table-cell>
          <table:table-cell office:value-type="float" office:value="23159788" table:style-name="ce3">
            <text:p>23,159,7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3];&quot;*&quot;;&quot;&quot;)" table:style-name="ce5">
            <text:p>礁溪老爺大酒店</text:p>
          </table:table-cell>
          <table:table-cell office:value-type="string" table:style-name="ce5">
            <text:p>Scenery</text:p>
          </table:table-cell>
          <table:table-cell office:value-type="float" office:value="197" table:style-name="ce3">
            <text:p>197</text:p>
          </table:table-cell>
          <table:table-cell office:value-type="float" office:value="5128" table:number-columns-spanned="2" table:number-rows-spanned="1" table:style-name="ce7">
            <text:p>5,128</text:p>
          </table:table-cell>
          <table:covered-table-cell/>
          <table:table-cell office:value-type="percentage" office:value="0.83969215654167351" table:style-name="ce4">
            <text:p>83.97%</text:p>
          </table:table-cell>
          <table:table-cell office:value-type="float" office:value="8154.1657566302656" table:number-columns-spanned="2" table:number-rows-spanned="1" table:style-name="ce7">
            <text:p>8,154</text:p>
          </table:table-cell>
          <table:covered-table-cell/>
          <table:table-cell office:value-type="float" office:value="41814562" table:style-name="ce3">
            <text:p>41,814,562</text:p>
          </table:table-cell>
          <table:table-cell office:value-type="float" office:value="23969762" table:style-name="ce3">
            <text:p>23,969,762</text:p>
          </table:table-cell>
          <table:table-cell office:value-type="float" office:value="78153615" table:style-name="ce3">
            <text:p>78,153,6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4];&quot;*&quot;;&quot;&quot;)" table:style-name="ce5">
            <text:p>涵碧樓大飯店</text:p>
          </table:table-cell>
          <table:table-cell office:value-type="string" table:style-name="ce5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655" table:number-columns-spanned="2" table:number-rows-spanned="1" table:style-name="ce7">
            <text:p>2,655</text:p>
          </table:table-cell>
          <table:covered-table-cell/>
          <table:table-cell office:value-type="percentage" office:value="0.89213709677419351" table:style-name="ce4">
            <text:p>89.21%</text:p>
          </table:table-cell>
          <table:table-cell office:value-type="float" office:value="15308.830508474581" table:number-columns-spanned="2" table:number-rows-spanned="1" table:style-name="ce7">
            <text:p>15,309</text:p>
          </table:table-cell>
          <table:covered-table-cell/>
          <table:table-cell office:value-type="float" office:value="40644945" table:style-name="ce3">
            <text:p>40,644,945</text:p>
          </table:table-cell>
          <table:table-cell office:value-type="float" office:value="8952811" table:style-name="ce3">
            <text:p>8,952,811</text:p>
          </table:table-cell>
          <table:table-cell office:value-type="float" office:value="55960976" table:style-name="ce3">
            <text:p>55,960,9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5];&quot;*&quot;;&quot;&quot;)" table:style-name="ce5">
            <text:p>雲品溫泉酒店日月潭</text:p>
          </table:table-cell>
          <table:table-cell office:value-type="string" table:style-name="ce5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5809" table:number-columns-spanned="2" table:number-rows-spanned="1" table:style-name="ce7">
            <text:p>5,809</text:p>
          </table:table-cell>
          <table:covered-table-cell/>
          <table:table-cell office:value-type="percentage" office:value="0.88809050603883199" table:style-name="ce4">
            <text:p>88.81%</text:p>
          </table:table-cell>
          <table:table-cell office:value-type="float" office:value="9711.4641074195206" table:number-columns-spanned="2" table:number-rows-spanned="1" table:style-name="ce7">
            <text:p>9,711</text:p>
          </table:table-cell>
          <table:covered-table-cell/>
          <table:table-cell office:value-type="float" office:value="56413895" table:style-name="ce3">
            <text:p>56,413,895</text:p>
          </table:table-cell>
          <table:table-cell office:value-type="float" office:value="27868873" table:style-name="ce3">
            <text:p>27,868,873</text:p>
          </table:table-cell>
          <table:table-cell office:value-type="float" office:value="90230175" table:style-name="ce3">
            <text:p>90,230,1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6];&quot;*&quot;;&quot;&quot;)" table:style-name="ce5">
            <text:p>日月行館</text:p>
          </table:table-cell>
          <table:table-cell office:value-type="string" table:style-name="ce5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833" table:number-columns-spanned="2" table:number-rows-spanned="1" table:style-name="ce7">
            <text:p>833</text:p>
          </table:table-cell>
          <table:covered-table-cell/>
          <table:table-cell office:value-type="percentage" office:value="0.29207573632538569" table:style-name="ce4">
            <text:p>29.21%</text:p>
          </table:table-cell>
          <table:table-cell office:value-type="float" office:value="13638.61104441777" table:number-columns-spanned="2" table:number-rows-spanned="1" table:style-name="ce7">
            <text:p>13,639</text:p>
          </table:table-cell>
          <table:covered-table-cell/>
          <table:table-cell office:value-type="float" office:value="11360963" table:style-name="ce3">
            <text:p>11,360,963</text:p>
          </table:table-cell>
          <table:table-cell office:value-type="float" office:value="6232060" table:style-name="ce3">
            <text:p>6,232,060</text:p>
          </table:table-cell>
          <table:table-cell office:value-type="float" office:value="18014774" table:style-name="ce3">
            <text:p>18,014,7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7];&quot;*&quot;;&quot;&quot;)" table:style-name="ce5">
            <text:p>凱撒大飯店</text:p>
          </table:table-cell>
          <table:table-cell office:value-type="string" table:style-name="ce5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7390" table:number-columns-spanned="2" table:number-rows-spanned="1" table:style-name="ce7">
            <text:p>7,390</text:p>
          </table:table-cell>
          <table:covered-table-cell/>
          <table:table-cell office:value-type="percentage" office:value="0.8483526575594077" table:style-name="ce4">
            <text:p>84.84%</text:p>
          </table:table-cell>
          <table:table-cell office:value-type="float" office:value="4472.4161028416784" table:number-columns-spanned="2" table:number-rows-spanned="1" table:style-name="ce7">
            <text:p>4,472</text:p>
          </table:table-cell>
          <table:covered-table-cell/>
          <table:table-cell office:value-type="float" office:value="33051155" table:style-name="ce3">
            <text:p>33,051,155</text:p>
          </table:table-cell>
          <table:table-cell office:value-type="float" office:value="7537674" table:style-name="ce3">
            <text:p>7,537,674</text:p>
          </table:table-cell>
          <table:table-cell office:value-type="float" office:value="42775490" table:style-name="ce3">
            <text:p>42,775,4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88];&quot;*&quot;;&quot;&quot;)" table:style-name="ce5">
            <text:p>墾丁福華渡假飯店</text:p>
          </table:table-cell>
          <table:table-cell office:value-type="string" table:style-name="ce5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5630" table:number-columns-spanned="2" table:number-rows-spanned="1" table:style-name="ce7">
            <text:p>5,630</text:p>
          </table:table-cell>
          <table:covered-table-cell/>
          <table:table-cell office:value-type="percentage" office:value="0.39653472320045069" table:style-name="ce4">
            <text:p>39.65%</text:p>
          </table:table-cell>
          <table:table-cell office:value-type="float" office:value="2769.5801065719361" table:number-columns-spanned="2" table:number-rows-spanned="1" table:style-name="ce7">
            <text:p>2,770</text:p>
          </table:table-cell>
          <table:covered-table-cell/>
          <table:table-cell office:value-type="float" office:value="15592736" table:style-name="ce3">
            <text:p>15,592,736</text:p>
          </table:table-cell>
          <table:table-cell office:value-type="float" office:value="6785759" table:style-name="ce3">
            <text:p>6,785,759</text:p>
          </table:table-cell>
          <table:table-cell office:value-type="float" office:value="23116958" table:style-name="ce3">
            <text:p>23,116,9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89];&quot;*&quot;;&quot;&quot;)" table:style-name="ce5">
            <text:p>知本老爺大酒店</text:p>
          </table:table-cell>
          <table:table-cell office:value-type="string" table:style-name="ce5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5278" table:number-columns-spanned="2" table:number-rows-spanned="1" table:style-name="ce7">
            <text:p>5,278</text:p>
          </table:table-cell>
          <table:covered-table-cell/>
          <table:table-cell office:value-type="percentage" office:value="0.93548387096774188" table:style-name="ce4">
            <text:p>93.55%</text:p>
          </table:table-cell>
          <table:table-cell office:value-type="float" office:value="4785.8721106479716" table:number-columns-spanned="2" table:number-rows-spanned="1" table:style-name="ce7">
            <text:p>4,786</text:p>
          </table:table-cell>
          <table:covered-table-cell/>
          <table:table-cell office:value-type="float" office:value="25259833" table:style-name="ce3">
            <text:p>25,259,833</text:p>
          </table:table-cell>
          <table:table-cell office:value-type="float" office:value="12402777" table:style-name="ce3">
            <text:p>12,402,777</text:p>
          </table:table-cell>
          <table:table-cell office:value-type="float" office:value="42252053" table:style-name="ce3">
            <text:p>42,252,0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0];&quot;*&quot;;&quot;&quot;)" table:style-name="ce5">
            <text:p>太魯閣晶英酒店</text:p>
          </table:table-cell>
          <table:table-cell office:value-type="string" table:style-name="ce5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4233" table:number-columns-spanned="2" table:number-rows-spanned="1" table:style-name="ce7">
            <text:p>4,233</text:p>
          </table:table-cell>
          <table:covered-table-cell/>
          <table:table-cell office:value-type="percentage" office:value="0.85342741935483868" table:style-name="ce4">
            <text:p>85.34%</text:p>
          </table:table-cell>
          <table:table-cell office:value-type="float" office:value="8827.6669029057412" table:number-columns-spanned="2" table:number-rows-spanned="1" table:style-name="ce7">
            <text:p>8,828</text:p>
          </table:table-cell>
          <table:covered-table-cell/>
          <table:table-cell office:value-type="float" office:value="37367514" table:style-name="ce3">
            <text:p>37,367,514</text:p>
          </table:table-cell>
          <table:table-cell office:value-type="float" office:value="10962941" table:style-name="ce3">
            <text:p>10,962,941</text:p>
          </table:table-cell>
          <table:table-cell office:value-type="float" office:value="54004305" table:style-name="ce3">
            <text:p>54,004,3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1];&quot;*&quot;;&quot;&quot;)" table:style-name="ce5">
            <text:p>福容大飯店 福隆</text:p>
          </table:table-cell>
          <table:table-cell office:value-type="string" table:style-name="ce5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1221" table:number-columns-spanned="2" table:number-rows-spanned="1" table:style-name="ce7">
            <text:p>1,221</text:p>
          </table:table-cell>
          <table:covered-table-cell/>
          <table:table-cell office:value-type="percentage" office:value="0.2263626251390434" table:style-name="ce4">
            <text:p>22.64%</text:p>
          </table:table-cell>
          <table:table-cell office:value-type="float" office:value="4300.1638001638003" table:number-columns-spanned="2" table:number-rows-spanned="1" table:style-name="ce7">
            <text:p>4,300</text:p>
          </table:table-cell>
          <table:covered-table-cell/>
          <table:table-cell office:value-type="float" office:value="5250500" table:style-name="ce3">
            <text:p>5,250,500</text:p>
          </table:table-cell>
          <table:table-cell office:value-type="float" office:value="3539079" table:style-name="ce3">
            <text:p>3,539,079</text:p>
          </table:table-cell>
          <table:table-cell office:value-type="float" office:value="9001883" table:style-name="ce3">
            <text:p>9,001,8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2];&quot;*&quot;;&quot;&quot;)" table:style-name="ce5">
            <text:p>龍谷大飯店</text:p>
          </table:table-cell>
          <table:table-cell office:value-type="string" table:style-name="ce5">
            <text:p>Scenery</text:p>
          </table:table-cell>
          <table:table-cell office:value-type="float" office:value="189" table:style-name="ce3">
            <text:p>189</text:p>
          </table:table-cell>
          <table:table-cell office:value-type="float" office:value="1949" table:number-columns-spanned="2" table:number-rows-spanned="1" table:style-name="ce7">
            <text:p>1,949</text:p>
          </table:table-cell>
          <table:covered-table-cell/>
          <table:table-cell office:value-type="percentage" office:value="0.33265062297320358" table:style-name="ce4">
            <text:p>33.27%</text:p>
          </table:table-cell>
          <table:table-cell office:value-type="float" office:value="1742.0579784504871" table:number-columns-spanned="2" table:number-rows-spanned="1" table:style-name="ce7">
            <text:p>1,742</text:p>
          </table:table-cell>
          <table:covered-table-cell/>
          <table:table-cell office:value-type="float" office:value="3395271" table:style-name="ce3">
            <text:p>3,395,271</text:p>
          </table:table-cell>
          <table:table-cell office:value-type="float" office:value="1107952" table:style-name="ce3">
            <text:p>1,107,952</text:p>
          </table:table-cell>
          <table:table-cell office:value-type="float" office:value="5299637" table:style-name="ce3">
            <text:p>5,299,6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3];&quot;*&quot;;&quot;&quot;)" table:style-name="ce5">
            <text:p>阿里山賓館</text:p>
          </table:table-cell>
          <table:table-cell office:value-type="string" table:style-name="ce5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580" table:number-columns-spanned="2" table:number-rows-spanned="1" table:style-name="ce7">
            <text:p>580</text:p>
          </table:table-cell>
          <table:covered-table-cell/>
          <table:table-cell office:value-type="percentage" office:value="0.53456221198156684" table:style-name="ce4">
            <text:p>53.46%</text:p>
          </table:table-cell>
          <table:table-cell office:value-type="float" office:value="5374.2396551724141" table:number-columns-spanned="2" table:number-rows-spanned="1" table:style-name="ce7">
            <text:p>5,374</text:p>
          </table:table-cell>
          <table:covered-table-cell/>
          <table:table-cell office:value-type="float" office:value="3117059" table:style-name="ce3">
            <text:p>3,117,059</text:p>
          </table:table-cell>
          <table:table-cell office:value-type="float" office:value="0" table:style-name="ce3">
            <text:p>0</text:p>
          </table:table-cell>
          <table:table-cell office:value-type="float" office:value="3117059" table:style-name="ce3">
            <text:p>3,117,0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4];&quot;*&quot;;&quot;&quot;)" table:style-name="ce5">
            <text:p>名都觀光渡假大飯店</text:p>
          </table:table-cell>
          <table:table-cell office:value-type="string" table:style-name="ce5">
            <text:p>Scenery</text:p>
          </table:table-cell>
          <table:table-cell office:value-type="float" office:value="97" table:style-name="ce3">
            <text:p>97</text:p>
          </table:table-cell>
          <table:table-cell office:value-type="float" office:value="390" table:number-columns-spanned="2" table:number-rows-spanned="1" table:style-name="ce7">
            <text:p>390</text:p>
          </table:table-cell>
          <table:covered-table-cell/>
          <table:table-cell office:value-type="percentage" office:value="0.12969737279680749" table:style-name="ce4">
            <text:p>12.97%</text:p>
          </table:table-cell>
          <table:table-cell office:value-type="float" office:value="2310.8923076923079" table:number-columns-spanned="2" table:number-rows-spanned="1" table:style-name="ce7">
            <text:p>2,311</text:p>
          </table:table-cell>
          <table:covered-table-cell/>
          <table:table-cell office:value-type="float" office:value="901248" table:style-name="ce3">
            <text:p>901,248</text:p>
          </table:table-cell>
          <table:table-cell office:value-type="float" office:value="2079429" table:style-name="ce3">
            <text:p>2,079,429</text:p>
          </table:table-cell>
          <table:table-cell office:value-type="float" office:value="3079713" table:style-name="ce3">
            <text:p>3,079,7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5];&quot;*&quot;;&quot;&quot;)" table:style-name="ce5">
            <text:p>阿里山賓館(新館)</text:p>
          </table:table-cell>
          <table:table-cell office:value-type="string" table:style-name="ce5">
            <text:p>Scenery</text:p>
          </table:table-cell>
          <table:table-cell office:value-type="float" office:value="104" table:style-name="ce3">
            <text:p>104</text:p>
          </table:table-cell>
          <table:table-cell office:value-type="float" office:value="2956" table:number-columns-spanned="2" table:number-rows-spanned="1" table:style-name="ce7">
            <text:p>2,956</text:p>
          </table:table-cell>
          <table:covered-table-cell/>
          <table:table-cell office:value-type="percentage" office:value="0.9168734491315137" table:style-name="ce4">
            <text:p>91.69%</text:p>
          </table:table-cell>
          <table:table-cell office:value-type="float" office:value="5148.370771312585" table:number-columns-spanned="2" table:number-rows-spanned="1" table:style-name="ce7">
            <text:p>5,148</text:p>
          </table:table-cell>
          <table:covered-table-cell/>
          <table:table-cell office:value-type="float" office:value="15218584" table:style-name="ce3">
            <text:p>15,218,584</text:p>
          </table:table-cell>
          <table:table-cell office:value-type="float" office:value="9914958" table:style-name="ce3">
            <text:p>9,914,958</text:p>
          </table:table-cell>
          <table:table-cell office:value-type="float" office:value="25552093" table:style-name="ce3">
            <text:p>25,552,0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6];&quot;*&quot;;&quot;&quot;)" table:style-name="ce5">
            <text:p>墾丁怡灣渡假酒店</text:p>
          </table:table-cell>
          <table:table-cell office:value-type="string" table:style-name="ce5">
            <text:p>Scenery</text:p>
          </table:table-cell>
          <table:table-cell office:value-type="float" office:value="234" table:style-name="ce3">
            <text:p>234</text:p>
          </table:table-cell>
          <table:table-cell office:value-type="float" office:value="2050" table:number-columns-spanned="2" table:number-rows-spanned="1" table:style-name="ce7">
            <text:p>2,050</text:p>
          </table:table-cell>
          <table:covered-table-cell/>
          <table:table-cell office:value-type="percentage" office:value="0.28260270195754073" table:style-name="ce4">
            <text:p>28.26%</text:p>
          </table:table-cell>
          <table:table-cell office:value-type="float" office:value="2403.0297560975609" table:number-columns-spanned="2" table:number-rows-spanned="1" table:style-name="ce7">
            <text:p>2,403</text:p>
          </table:table-cell>
          <table:covered-table-cell/>
          <table:table-cell office:value-type="float" office:value="4926211" table:style-name="ce3">
            <text:p>4,926,211</text:p>
          </table:table-cell>
          <table:table-cell office:value-type="float" office:value="906006" table:style-name="ce3">
            <text:p>906,006</text:p>
          </table:table-cell>
          <table:table-cell office:value-type="float" office:value="5963807" table:style-name="ce3">
            <text:p>5,963,8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97];&quot;*&quot;;&quot;&quot;)" table:style-name="ce5">
            <text:p>福容大飯店 <text:s text:c="3"/>淡水漁人碼頭</text:p>
          </table:table-cell>
          <table:table-cell office:value-type="string" table:style-name="ce5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2826" table:number-columns-spanned="2" table:number-rows-spanned="1" table:style-name="ce7">
            <text:p>2,826</text:p>
          </table:table-cell>
          <table:covered-table-cell/>
          <table:table-cell office:value-type="percentage" office:value="0.46041055718475071" table:style-name="ce4">
            <text:p>46.04%</text:p>
          </table:table-cell>
          <table:table-cell office:value-type="float" office:value="4435.8460721868369" table:number-columns-spanned="2" table:number-rows-spanned="1" table:style-name="ce7">
            <text:p>4,436</text:p>
          </table:table-cell>
          <table:covered-table-cell/>
          <table:table-cell office:value-type="float" office:value="12535701" table:style-name="ce3">
            <text:p>12,535,701</text:p>
          </table:table-cell>
          <table:table-cell office:value-type="float" office:value="12169836" table:style-name="ce3">
            <text:p>12,169,836</text:p>
          </table:table-cell>
          <table:table-cell office:value-type="float" office:value="26484500" table:style-name="ce3">
            <text:p>26,484,5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98];&quot;*&quot;;&quot;&quot;)" table:style-name="ce5">
            <text:p>大板根渡假酒店</text:p>
          </table:table-cell>
          <table:table-cell office:value-type="string" table:style-name="ce5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911" table:number-columns-spanned="2" table:number-rows-spanned="1" table:style-name="ce7">
            <text:p>2,911</text:p>
          </table:table-cell>
          <table:covered-table-cell/>
          <table:table-cell office:value-type="percentage" office:value="0.98845500848896439" table:style-name="ce4">
            <text:p>98.85%</text:p>
          </table:table-cell>
          <table:table-cell office:value-type="float" office:value="6815.0085881140503" table:number-columns-spanned="2" table:number-rows-spanned="1" table:style-name="ce7">
            <text:p>6,815</text:p>
          </table:table-cell>
          <table:covered-table-cell/>
          <table:table-cell office:value-type="float" office:value="19838490" table:style-name="ce3">
            <text:p>19,838,490</text:p>
          </table:table-cell>
          <table:table-cell office:value-type="float" office:value="16198692" table:style-name="ce3">
            <text:p>16,198,692</text:p>
          </table:table-cell>
          <table:table-cell office:value-type="float" office:value="58043350" table:style-name="ce3">
            <text:p>58,043,3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99];&quot;*&quot;;&quot;&quot;)" table:style-name="ce5">
            <text:p>板橋凱撒大飯店</text:p>
          </table:table-cell>
          <table:table-cell office:value-type="string" table:style-name="ce5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8812" table:number-columns-spanned="2" table:number-rows-spanned="1" table:style-name="ce7">
            <text:p>8,812</text:p>
          </table:table-cell>
          <table:covered-table-cell/>
          <table:table-cell office:value-type="percentage" office:value="0.71064516129032262" table:style-name="ce4">
            <text:p>71.06%</text:p>
          </table:table-cell>
          <table:table-cell office:value-type="float" office:value="3968.2302541988201" table:number-columns-spanned="2" table:number-rows-spanned="1" table:style-name="ce7">
            <text:p>3,968</text:p>
          </table:table-cell>
          <table:covered-table-cell/>
          <table:table-cell office:value-type="float" office:value="34968045" table:style-name="ce3">
            <text:p>34,968,045</text:p>
          </table:table-cell>
          <table:table-cell office:value-type="float" office:value="12576605" table:style-name="ce3">
            <text:p>12,576,605</text:p>
          </table:table-cell>
          <table:table-cell office:value-type="float" office:value="47557569" table:style-name="ce3">
            <text:p>47,557,5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0];&quot;*&quot;;&quot;&quot;)" table:style-name="ce5">
            <text:p>台南大飯店</text:p>
          </table:table-cell>
          <table:table-cell office:value-type="string" table:style-name="ce5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333" table:number-columns-spanned="2" table:number-rows-spanned="1" table:style-name="ce7">
            <text:p>2,333</text:p>
          </table:table-cell>
          <table:covered-table-cell/>
          <table:table-cell office:value-type="percentage" office:value="0.49511884550084889" table:style-name="ce4">
            <text:p>49.51%</text:p>
          </table:table-cell>
          <table:table-cell office:value-type="float" office:value="2038.416630947278" table:number-columns-spanned="2" table:number-rows-spanned="1" table:style-name="ce7">
            <text:p>2,038</text:p>
          </table:table-cell>
          <table:covered-table-cell/>
          <table:table-cell office:value-type="float" office:value="4755626" table:style-name="ce3">
            <text:p>4,755,626</text:p>
          </table:table-cell>
          <table:table-cell office:value-type="float" office:value="8216240" table:style-name="ce3">
            <text:p>8,216,240</text:p>
          </table:table-cell>
          <table:table-cell office:value-type="float" office:value="14215333" table:style-name="ce3">
            <text:p>14,215,3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1];&quot;*&quot;;&quot;&quot;)" table:style-name="ce5">
            <text:p>台糖長榮酒店(台南)</text:p>
          </table:table-cell>
          <table:table-cell office:value-type="string" table:style-name="ce5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3988" table:number-columns-spanned="2" table:number-rows-spanned="1" table:style-name="ce7">
            <text:p>3,988</text:p>
          </table:table-cell>
          <table:covered-table-cell/>
          <table:table-cell office:value-type="percentage" office:value="0.65302112330112982" table:style-name="ce4">
            <text:p>65.30%</text:p>
          </table:table-cell>
          <table:table-cell office:value-type="float" office:value="2455.3921765295891" table:number-columns-spanned="2" table:number-rows-spanned="1" table:style-name="ce7">
            <text:p>2,455</text:p>
          </table:table-cell>
          <table:covered-table-cell/>
          <table:table-cell office:value-type="float" office:value="9792104" table:style-name="ce3">
            <text:p>9,792,104</text:p>
          </table:table-cell>
          <table:table-cell office:value-type="float" office:value="25258503" table:style-name="ce3">
            <text:p>25,258,503</text:p>
          </table:table-cell>
          <table:table-cell office:value-type="float" office:value="36778180" table:style-name="ce3">
            <text:p>36,778,1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2];&quot;*&quot;;&quot;&quot;)" table:style-name="ce5">
            <text:p>香格里拉台南遠東國際大飯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7179" table:number-columns-spanned="2" table:number-rows-spanned="1" table:style-name="ce7">
            <text:p>7,179</text:p>
          </table:table-cell>
          <table:covered-table-cell/>
          <table:table-cell office:value-type="percentage" office:value="0.6996394113634149" table:style-name="ce4">
            <text:p>69.96%</text:p>
          </table:table-cell>
          <table:table-cell office:value-type="float" office:value="3419.976041231369" table:number-columns-spanned="2" table:number-rows-spanned="1" table:style-name="ce7">
            <text:p>3,420</text:p>
          </table:table-cell>
          <table:covered-table-cell/>
          <table:table-cell office:value-type="float" office:value="24552008" table:style-name="ce3">
            <text:p>24,552,008</text:p>
          </table:table-cell>
          <table:table-cell office:value-type="float" office:value="32943156" table:style-name="ce3">
            <text:p>32,943,156</text:p>
          </table:table-cell>
          <table:table-cell office:value-type="float" office:value="64168988" table:style-name="ce3">
            <text:p>64,168,9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3];&quot;*&quot;;&quot;&quot;)" table:style-name="ce5">
            <text:p>台南大員皇冠假日酒店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993" table:number-columns-spanned="2" table:number-rows-spanned="1" table:style-name="ce7">
            <text:p>4,993</text:p>
          </table:table-cell>
          <table:covered-table-cell/>
          <table:table-cell office:value-type="percentage" office:value="0.69724898757156817" table:style-name="ce4">
            <text:p>69.72%</text:p>
          </table:table-cell>
          <table:table-cell office:value-type="float" office:value="3371.6533146404968" table:number-columns-spanned="2" table:number-rows-spanned="1" table:style-name="ce7">
            <text:p>3,372</text:p>
          </table:table-cell>
          <table:covered-table-cell/>
          <table:table-cell office:value-type="float" office:value="16834665" table:style-name="ce3">
            <text:p>16,834,665</text:p>
          </table:table-cell>
          <table:table-cell office:value-type="float" office:value="20881002" table:style-name="ce3">
            <text:p>20,881,002</text:p>
          </table:table-cell>
          <table:table-cell office:value-type="float" office:value="41543030" table:style-name="ce3">
            <text:p>41,543,0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4];&quot;*&quot;;&quot;&quot;)" table:style-name="ce5">
            <text:p>蘭城晶英酒店</text:p>
          </table:table-cell>
          <table:table-cell office:value-type="string" table:style-name="ce5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4741" table:number-columns-spanned="2" table:number-rows-spanned="1" table:style-name="ce7">
            <text:p>4,741</text:p>
          </table:table-cell>
          <table:covered-table-cell/>
          <table:table-cell office:value-type="percentage" office:value="0.79241183352833022" table:style-name="ce4">
            <text:p>79.24%</text:p>
          </table:table-cell>
          <table:table-cell office:value-type="float" office:value="9075.1379455811002" table:number-columns-spanned="2" table:number-rows-spanned="1" table:style-name="ce7">
            <text:p>9,075</text:p>
          </table:table-cell>
          <table:covered-table-cell/>
          <table:table-cell office:value-type="float" office:value="43025229" table:style-name="ce3">
            <text:p>43,025,229</text:p>
          </table:table-cell>
          <table:table-cell office:value-type="float" office:value="43734731" table:style-name="ce3">
            <text:p>43,734,731</text:p>
          </table:table-cell>
          <table:table-cell office:value-type="float" office:value="96857563" table:style-name="ce3">
            <text:p>96,857,5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5];&quot;*&quot;;&quot;&quot;)" table:style-name="ce5">
            <text:p>長榮鳳凰酒店(礁溪)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749" table:number-columns-spanned="2" table:number-rows-spanned="1" table:style-name="ce7">
            <text:p>4,749</text:p>
          </table:table-cell>
          <table:covered-table-cell/>
          <table:table-cell office:value-type="percentage" office:value="0.66317553414327612" table:style-name="ce4">
            <text:p>66.32%</text:p>
          </table:table-cell>
          <table:table-cell office:value-type="float" office:value="6060.6959359865232" table:number-columns-spanned="2" table:number-rows-spanned="1" table:style-name="ce7">
            <text:p>6,061</text:p>
          </table:table-cell>
          <table:covered-table-cell/>
          <table:table-cell office:value-type="float" office:value="28782245" table:style-name="ce3">
            <text:p>28,782,245</text:p>
          </table:table-cell>
          <table:table-cell office:value-type="float" office:value="20595982" table:style-name="ce3">
            <text:p>20,595,982</text:p>
          </table:table-cell>
          <table:table-cell office:value-type="float" office:value="58453479" table:style-name="ce3">
            <text:p>58,453,4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06];&quot;*&quot;;&quot;&quot;)" table:style-name="ce5">
            <text:p>綠舞國際觀光飯店</text:p>
          </table:table-cell>
          <table:table-cell office:value-type="string" table:style-name="ce5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1768" table:number-columns-spanned="2" table:number-rows-spanned="1" table:style-name="ce7">
            <text:p>1,768</text:p>
          </table:table-cell>
          <table:covered-table-cell/>
          <table:table-cell office:value-type="percentage" office:value="0.54838709677419351" table:style-name="ce4">
            <text:p>54.84%</text:p>
          </table:table-cell>
          <table:table-cell office:value-type="float" office:value="5238.7794117647063" table:number-columns-spanned="2" table:number-rows-spanned="1" table:style-name="ce7">
            <text:p>5,239</text:p>
          </table:table-cell>
          <table:covered-table-cell/>
          <table:table-cell office:value-type="float" office:value="9262162" table:style-name="ce3">
            <text:p>9,262,162</text:p>
          </table:table-cell>
          <table:table-cell office:value-type="float" office:value="5255191" table:style-name="ce3">
            <text:p>5,255,191</text:p>
          </table:table-cell>
          <table:table-cell office:value-type="float" office:value="16314063" table:style-name="ce3">
            <text:p>16,314,0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07];&quot;*&quot;;&quot;&quot;)" table:style-name="ce5">
            <text:p>麒麟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2352" table:number-columns-spanned="2" table:number-rows-spanned="1" table:style-name="ce7">
            <text:p>2,352</text:p>
          </table:table-cell>
          <table:covered-table-cell/>
          <table:table-cell office:value-type="percentage" office:value="0.45431717210739808" table:style-name="ce4">
            <text:p>45.43%</text:p>
          </table:table-cell>
          <table:table-cell office:value-type="float" office:value="2958.1271258503398" table:number-columns-spanned="2" table:number-rows-spanned="1" table:style-name="ce7">
            <text:p>2,958</text:p>
          </table:table-cell>
          <table:covered-table-cell/>
          <table:table-cell office:value-type="float" office:value="6957515" table:style-name="ce3">
            <text:p>6,957,515</text:p>
          </table:table-cell>
          <table:table-cell office:value-type="float" office:value="2190572" table:style-name="ce3">
            <text:p>2,190,572</text:p>
          </table:table-cell>
          <table:table-cell office:value-type="float" office:value="9397673" table:style-name="ce3">
            <text:p>9,397,6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08];&quot;*&quot;;&quot;&quot;)" table:style-name="ce5">
            <text:p>娜路彎大酒店</text:p>
          </table:table-cell>
          <table:table-cell office:value-type="string" table:style-name="ce5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4358" table:number-columns-spanned="2" table:number-rows-spanned="1" table:style-name="ce7">
            <text:p>4,358</text:p>
          </table:table-cell>
          <table:covered-table-cell/>
          <table:table-cell office:value-type="percentage" office:value="0.50935016362786345" table:style-name="ce4">
            <text:p>50.94%</text:p>
          </table:table-cell>
          <table:table-cell office:value-type="float" office:value="3955.6103717301521" table:number-columns-spanned="2" table:number-rows-spanned="1" table:style-name="ce7">
            <text:p>3,956</text:p>
          </table:table-cell>
          <table:covered-table-cell/>
          <table:table-cell office:value-type="float" office:value="17238550" table:style-name="ce3">
            <text:p>17,238,550</text:p>
          </table:table-cell>
          <table:table-cell office:value-type="float" office:value="9749403" table:style-name="ce3">
            <text:p>9,749,403</text:p>
          </table:table-cell>
          <table:table-cell office:value-type="float" office:value="27791732" table:style-name="ce3">
            <text:p>27,791,7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09];&quot;*&quot;;&quot;&quot;)" table:style-name="ce5">
            <text:p>樂樂日暉溫泉酒店</text:p>
          </table:table-cell>
          <table:table-cell office:value-type="string" table:style-name="ce5">
            <text:p>Others</text:p>
          </table:table-cell>
          <table:table-cell office:value-type="float" office:value="48" table:style-name="ce3">
            <text:p>48</text:p>
          </table:table-cell>
          <table:table-cell office:value-type="float" office:value="320" table:number-columns-spanned="2" table:number-rows-spanned="1" table:style-name="ce7">
            <text:p>320</text:p>
          </table:table-cell>
          <table:covered-table-cell/>
          <table:table-cell office:value-type="percentage" office:value="0.21505376344086019" table:style-name="ce4">
            <text:p>21.51%</text:p>
          </table:table-cell>
          <table:table-cell office:value-type="float" office:value="2506.3218750000001" table:number-columns-spanned="2" table:number-rows-spanned="1" table:style-name="ce7">
            <text:p>2,506</text:p>
          </table:table-cell>
          <table:covered-table-cell/>
          <table:table-cell office:value-type="float" office:value="802023" table:style-name="ce3">
            <text:p>802,023</text:p>
          </table:table-cell>
          <table:table-cell office:value-type="float" office:value="0" table:style-name="ce3">
            <text:p>0</text:p>
          </table:table-cell>
          <table:table-cell office:value-type="float" office:value="802023" table:style-name="ce3">
            <text:p>802,0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0];&quot;*&quot;;&quot;&quot;)" table:style-name="ce5">
            <text:p>耐斯王子大飯店</text:p>
          </table:table-cell>
          <table:table-cell office:value-type="string" table:style-name="ce5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3491" table:number-columns-spanned="2" table:number-rows-spanned="1" table:style-name="ce7">
            <text:p>3,491</text:p>
          </table:table-cell>
          <table:covered-table-cell/>
          <table:table-cell office:value-type="percentage" office:value="0.45964450296247528" table:style-name="ce4">
            <text:p>45.96%</text:p>
          </table:table-cell>
          <table:table-cell office:value-type="float" office:value="2260.5459753652249" table:number-columns-spanned="2" table:number-rows-spanned="1" table:style-name="ce7">
            <text:p>2,261</text:p>
          </table:table-cell>
          <table:covered-table-cell/>
          <table:table-cell office:value-type="float" office:value="7891566" table:style-name="ce3">
            <text:p>7,891,566</text:p>
          </table:table-cell>
          <table:table-cell office:value-type="float" office:value="11965137" table:style-name="ce3">
            <text:p>11,965,137</text:p>
          </table:table-cell>
          <table:table-cell office:value-type="float" office:value="20944534" table:style-name="ce3">
            <text:p>20,944,5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1];&quot;*&quot;;&quot;&quot;)" table:style-name="ce5">
            <text:p>澎湖福朋喜來登酒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2591" table:number-columns-spanned="2" table:number-rows-spanned="1" table:style-name="ce7">
            <text:p>2,591</text:p>
          </table:table-cell>
          <table:covered-table-cell/>
          <table:table-cell office:value-type="percentage" office:value="0.25250950199785588" table:style-name="ce4">
            <text:p>25.25%</text:p>
          </table:table-cell>
          <table:table-cell office:value-type="float" office:value="2181.037051331532" table:number-columns-spanned="2" table:number-rows-spanned="1" table:style-name="ce7">
            <text:p>2,181</text:p>
          </table:table-cell>
          <table:covered-table-cell/>
          <table:table-cell office:value-type="float" office:value="5651067" table:style-name="ce3">
            <text:p>5,651,067</text:p>
          </table:table-cell>
          <table:table-cell office:value-type="float" office:value="10578947" table:style-name="ce3">
            <text:p>10,578,947</text:p>
          </table:table-cell>
          <table:table-cell office:value-type="float" office:value="18321395" table:style-name="ce3">
            <text:p>18,321,3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2];&quot;*&quot;;&quot;&quot;)" table:style-name="ce5">
            <text:p>瓏山林台北中和飯店</text:p>
          </table:table-cell>
          <table:table-cell office:value-type="string" table:style-name="ce5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1041" table:number-columns-spanned="2" table:number-rows-spanned="1" table:style-name="ce7">
            <text:p>1,041</text:p>
          </table:table-cell>
          <table:covered-table-cell/>
          <table:table-cell office:value-type="percentage" office:value="0.26651305683563747" table:style-name="ce4">
            <text:p>26.65%</text:p>
          </table:table-cell>
          <table:table-cell office:value-type="float" office:value="2316.5004803073971" table:number-columns-spanned="2" table:number-rows-spanned="1" table:style-name="ce7">
            <text:p>2,317</text:p>
          </table:table-cell>
          <table:covered-table-cell/>
          <table:table-cell office:value-type="float" office:value="2411477" table:style-name="ce3">
            <text:p>2,411,477</text:p>
          </table:table-cell>
          <table:table-cell office:value-type="float" office:value="3875242" table:style-name="ce3">
            <text:p>3,875,242</text:p>
          </table:table-cell>
          <table:table-cell office:value-type="float" office:value="7220906" table:style-name="ce3">
            <text:p>7,220,9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3];&quot;*&quot;;&quot;&quot;)" table:style-name="ce5">
            <text:p>碧特弗大飯店</text:p>
          </table:table-cell>
          <table:table-cell office:value-type="string" table:style-name="ce5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185" table:number-columns-spanned="2" table:number-rows-spanned="1" table:style-name="ce7">
            <text:p>185</text:p>
          </table:table-cell>
          <table:covered-table-cell/>
          <table:table-cell office:value-type="percentage" office:value="0.11051373954599759" table:style-name="ce4">
            <text:p>11.05%</text:p>
          </table:table-cell>
          <table:table-cell office:value-type="float" office:value="2907.2756756756762" table:number-columns-spanned="2" table:number-rows-spanned="1" table:style-name="ce7">
            <text:p>2,907</text:p>
          </table:table-cell>
          <table:covered-table-cell/>
          <table:table-cell office:value-type="float" office:value="537846" table:style-name="ce3">
            <text:p>537,846</text:p>
          </table:table-cell>
          <table:table-cell office:value-type="float" office:value="168019" table:style-name="ce3">
            <text:p>168,019</text:p>
          </table:table-cell>
          <table:table-cell office:value-type="float" office:value="705865" table:style-name="ce3">
            <text:p>705,8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4];&quot;*&quot;;&quot;&quot;)" table:style-name="ce5">
            <text:p>美麗春天大飯店</text:p>
          </table:table-cell>
          <table:table-cell office:value-type="string" table:style-name="ce5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119" table:number-columns-spanned="2" table:number-rows-spanned="1" table:style-name="ce7">
            <text:p>119</text:p>
          </table:table-cell>
          <table:covered-table-cell/>
          <table:table-cell office:value-type="percentage" office:value="0.1129032258064516" table:style-name="ce4">
            <text:p>11.29%</text:p>
          </table:table-cell>
          <table:table-cell office:value-type="float" office:value="2907.9159663865548" table:number-columns-spanned="2" table:number-rows-spanned="1" table:style-name="ce7">
            <text:p>2,908</text:p>
          </table:table-cell>
          <table:covered-table-cell/>
          <table:table-cell office:value-type="float" office:value="346042" table:style-name="ce3">
            <text:p>346,042</text:p>
          </table:table-cell>
          <table:table-cell office:value-type="float" office:value="137472" table:style-name="ce3">
            <text:p>137,472</text:p>
          </table:table-cell>
          <table:table-cell office:value-type="float" office:value="483514" table:style-name="ce3">
            <text:p>483,5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15];&quot;*&quot;;&quot;&quot;)" table:style-name="ce5">
            <text:p>遠百企業觀光旅館</text:p>
          </table:table-cell>
          <table:table-cell office:value-type="string" table:style-name="ce5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38" table:number-columns-spanned="2" table:number-rows-spanned="1" table:style-name="ce7">
            <text:p>38</text:p>
          </table:table-cell>
          <table:covered-table-cell/>
          <table:table-cell office:value-type="percentage" office:value="3.0645161290322579E-2" table:style-name="ce4">
            <text:p>3.06%</text:p>
          </table:table-cell>
          <table:table-cell office:value-type="float" office:value="1000" table:number-columns-spanned="2" table:number-rows-spanned="1" table:style-name="ce7">
            <text:p>1,000</text:p>
          </table:table-cell>
          <table:covered-table-cell/>
          <table:table-cell office:value-type="float" office:value="38000" table:style-name="ce3">
            <text:p>38,000</text:p>
          </table:table-cell>
          <table:table-cell office:value-type="float" office:value="0" table:style-name="ce3">
            <text:p>0</text:p>
          </table:table-cell>
          <table:table-cell office:value-type="float" office:value="38000" table:style-name="ce3">
            <text:p>38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16];&quot;*&quot;;&quot;&quot;)" table:style-name="ce5">
            <text:p>幼獅大飯店</text:p>
          </table:table-cell>
          <table:table-cell office:value-type="string" table:style-name="ce5">
            <text:p>Others</text:p>
          </table:table-cell>
          <table:table-cell office:value-type="float" office:value="55" table:style-name="ce3">
            <text:p>55</text:p>
          </table:table-cell>
          <table:table-cell office:value-type="float" office:value="189" table:number-columns-spanned="2" table:number-rows-spanned="1" table:style-name="ce7">
            <text:p>189</text:p>
          </table:table-cell>
          <table:covered-table-cell/>
          <table:table-cell office:value-type="percentage" office:value="0.11085043988269799" table:style-name="ce4">
            <text:p>11.09%</text:p>
          </table:table-cell>
          <table:table-cell office:value-type="float" office:value="1951.851851851852" table:number-columns-spanned="2" table:number-rows-spanned="1" table:style-name="ce7">
            <text:p>1,952</text:p>
          </table:table-cell>
          <table:covered-table-cell/>
          <table:table-cell office:value-type="float" office:value="368900" table:style-name="ce3">
            <text:p>368,900</text:p>
          </table:table-cell>
          <table:table-cell office:value-type="float" office:value="0" table:style-name="ce3">
            <text:p>0</text:p>
          </table:table-cell>
          <table:table-cell office:value-type="float" office:value="387880" table:style-name="ce3">
            <text:p>387,8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17];&quot;*&quot;;&quot;&quot;)" table:style-name="ce5">
            <text:p>山泉大飯店</text:p>
          </table:table-cell>
          <table:table-cell office:value-type="string" table:style-name="ce5">
            <text:p>Others</text:p>
          </table:table-cell>
          <table:table-cell office:value-type="float" office:value="146" table:style-name="ce3">
            <text:p>146</text:p>
          </table:table-cell>
          <table:table-cell office:value-type="float" office:value="3549" table:number-columns-spanned="2" table:number-rows-spanned="1" table:style-name="ce7">
            <text:p>3,549</text:p>
          </table:table-cell>
          <table:covered-table-cell/>
          <table:table-cell office:value-type="percentage" office:value="0.78413610251878041" table:style-name="ce4">
            <text:p>78.41%</text:p>
          </table:table-cell>
          <table:table-cell office:value-type="float" office:value="1907.282051282051" table:number-columns-spanned="2" table:number-rows-spanned="1" table:style-name="ce7">
            <text:p>1,907</text:p>
          </table:table-cell>
          <table:covered-table-cell/>
          <table:table-cell office:value-type="float" office:value="6768944" table:style-name="ce3">
            <text:p>6,768,944</text:p>
          </table:table-cell>
          <table:table-cell office:value-type="float" office:value="1002967" table:style-name="ce3">
            <text:p>1,002,967</text:p>
          </table:table-cell>
          <table:table-cell office:value-type="float" office:value="8180959" table:style-name="ce3">
            <text:p>8,180,9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18];&quot;*&quot;;&quot;&quot;)" table:style-name="ce5">
            <text:p>悅川酒店</text:p>
          </table:table-cell>
          <table:table-cell office:value-type="string" table:style-name="ce5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036" table:number-columns-spanned="2" table:number-rows-spanned="1" table:style-name="ce7">
            <text:p>2,036</text:p>
          </table:table-cell>
          <table:covered-table-cell/>
          <table:table-cell office:value-type="percentage" office:value="0.63764484810523014" table:style-name="ce4">
            <text:p>63.76%</text:p>
          </table:table-cell>
          <table:table-cell office:value-type="float" office:value="4037.4945972495088" table:number-columns-spanned="2" table:number-rows-spanned="1" table:style-name="ce7">
            <text:p>4,037</text:p>
          </table:table-cell>
          <table:covered-table-cell/>
          <table:table-cell office:value-type="float" office:value="8220339" table:style-name="ce3">
            <text:p>8,220,339</text:p>
          </table:table-cell>
          <table:table-cell office:value-type="float" office:value="5788168" table:style-name="ce3">
            <text:p>5,788,168</text:p>
          </table:table-cell>
          <table:table-cell office:value-type="float" office:value="14008507" table:style-name="ce3">
            <text:p>14,008,5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19];&quot;*&quot;;&quot;&quot;)" table:style-name="ce5">
            <text:p>台東桂田喜來登酒店</text:p>
          </table:table-cell>
          <table:table-cell office:value-type="string" table:style-name="ce5">
            <text:p>Others</text:p>
          </table:table-cell>
          <table:table-cell office:value-type="float" office:value="290" table:style-name="ce3">
            <text:p>290</text:p>
          </table:table-cell>
          <table:table-cell office:value-type="float" office:value="5752" table:number-columns-spanned="2" table:number-rows-spanned="1" table:style-name="ce7">
            <text:p>5,752</text:p>
          </table:table-cell>
          <table:covered-table-cell/>
          <table:table-cell office:value-type="percentage" office:value="0.63982202447163516" table:style-name="ce4">
            <text:p>63.98%</text:p>
          </table:table-cell>
          <table:table-cell office:value-type="float" office:value="2549.7183588317112" table:number-columns-spanned="2" table:number-rows-spanned="1" table:style-name="ce7">
            <text:p>2,550</text:p>
          </table:table-cell>
          <table:covered-table-cell/>
          <table:table-cell office:value-type="float" office:value="14665980" table:style-name="ce3">
            <text:p>14,665,980</text:p>
          </table:table-cell>
          <table:table-cell office:value-type="float" office:value="20538332" table:style-name="ce3">
            <text:p>20,538,332</text:p>
          </table:table-cell>
          <table:table-cell office:value-type="float" office:value="39193744" table:style-name="ce3">
            <text:p>39,193,7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0];&quot;*&quot;;&quot;&quot;)" table:style-name="ce5">
            <text:p>長榮桂冠酒店(基隆)</text:p>
          </table:table-cell>
          <table:table-cell office:value-type="string" table:style-name="ce5">
            <text:p>Others</text:p>
          </table:table-cell>
          <table:table-cell office:value-type="float" office:value="140" table:style-name="ce3">
            <text:p>140</text:p>
          </table:table-cell>
          <table:table-cell office:value-type="float" office:value="3233" table:number-columns-spanned="2" table:number-rows-spanned="1" table:style-name="ce7">
            <text:p>3,233</text:p>
          </table:table-cell>
          <table:covered-table-cell/>
          <table:table-cell office:value-type="percentage" office:value="0.74493087557603688" table:style-name="ce4">
            <text:p>74.49%</text:p>
          </table:table-cell>
          <table:table-cell office:value-type="float" office:value="2493.226105784101" table:number-columns-spanned="2" table:number-rows-spanned="1" table:style-name="ce7">
            <text:p>2,493</text:p>
          </table:table-cell>
          <table:covered-table-cell/>
          <table:table-cell office:value-type="float" office:value="8060600" table:style-name="ce3">
            <text:p>8,060,600</text:p>
          </table:table-cell>
          <table:table-cell office:value-type="float" office:value="5564344" table:style-name="ce3">
            <text:p>5,564,344</text:p>
          </table:table-cell>
          <table:table-cell office:value-type="float" office:value="15596191" table:style-name="ce3">
            <text:p>15,596,1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1];&quot;*&quot;;&quot;&quot;)" table:style-name="ce5">
            <text:p>鈺通大飯店</text:p>
          </table:table-cell>
          <table:table-cell office:value-type="string" table:style-name="ce5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917" table:number-columns-spanned="2" table:number-rows-spanned="1" table:style-name="ce7">
            <text:p>917</text:p>
          </table:table-cell>
          <table:covered-table-cell/>
          <table:table-cell office:value-type="percentage" office:value="0.24650537634408601" table:style-name="ce4">
            <text:p>24.65%</text:p>
          </table:table-cell>
          <table:table-cell office:value-type="float" office:value="2074.9356597600872" table:number-columns-spanned="2" table:number-rows-spanned="1" table:style-name="ce7">
            <text:p>2,075</text:p>
          </table:table-cell>
          <table:covered-table-cell/>
          <table:table-cell office:value-type="float" office:value="1902716" table:style-name="ce3">
            <text:p>1,902,716</text:p>
          </table:table-cell>
          <table:table-cell office:value-type="float" office:value="5926111" table:style-name="ce3">
            <text:p>5,926,111</text:p>
          </table:table-cell>
          <table:table-cell office:value-type="float" office:value="7841177" table:style-name="ce3">
            <text:p>7,841,1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2];&quot;*&quot;;&quot;&quot;)" table:style-name="ce5">
            <text:p>寶華大飯店</text:p>
          </table:table-cell>
          <table:table-cell office:value-type="string" table:style-name="ce5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89" table:number-columns-spanned="2" table:number-rows-spanned="1" table:style-name="ce7">
            <text:p>89</text:p>
          </table:table-cell>
          <table:covered-table-cell/>
          <table:table-cell office:value-type="percentage" office:value="3.6807278742762607E-2" table:style-name="ce4">
            <text:p>3.68%</text:p>
          </table:table-cell>
          <table:table-cell office:value-type="float" office:value="1281.280898876405" table:number-columns-spanned="2" table:number-rows-spanned="1" table:style-name="ce7">
            <text:p>1,281</text:p>
          </table:table-cell>
          <table:covered-table-cell/>
          <table:table-cell office:value-type="float" office:value="114034" table:style-name="ce3">
            <text:p>114,034</text:p>
          </table:table-cell>
          <table:table-cell office:value-type="float" office:value="0" table:style-name="ce3">
            <text:p>0</text:p>
          </table:table-cell>
          <table:table-cell office:value-type="float" office:value="116034" table:style-name="ce3">
            <text:p>116,0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3];&quot;*&quot;;&quot;&quot;)" table:style-name="ce5">
            <text:p>陸島酒店</text:p>
          </table:table-cell>
          <table:table-cell office:value-type="string" table:style-name="ce5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519" table:number-columns-spanned="2" table:number-rows-spanned="1" table:style-name="ce7">
            <text:p>519</text:p>
          </table:table-cell>
          <table:covered-table-cell/>
          <table:table-cell office:value-type="percentage" office:value="0.35621139327385037" table:style-name="ce4">
            <text:p>35.62%</text:p>
          </table:table-cell>
          <table:table-cell office:value-type="float" office:value="1267.803468208092" table:number-columns-spanned="2" table:number-rows-spanned="1" table:style-name="ce7">
            <text:p>1,268</text:p>
          </table:table-cell>
          <table:covered-table-cell/>
          <table:table-cell office:value-type="float" office:value="657990" table:style-name="ce3">
            <text:p>657,990</text:p>
          </table:table-cell>
          <table:table-cell office:value-type="float" office:value="82560" table:style-name="ce3">
            <text:p>82,560</text:p>
          </table:table-cell>
          <table:table-cell office:value-type="float" office:value="741687" table:style-name="ce3">
            <text:p>741,687</text:p>
          </table:table-cell>
          <table:table-cell table:number-columns-repeated="16368"/>
        </table:table-row>
        <table:table-row table:number-rows-repeated="10484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2-18T07:46:27Z</meta:creation-date>
    <dc:date>2021-03-09T19:51:59Z</dc:date>
  </office:meta>
</office:document-meta>
</file>